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.4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61.91pt"/>
    </style:style>
    <style:style style:name="co4" style:family="table-column">
      <style:table-column-properties fo:break-before="auto" style:column-width="109.5pt"/>
    </style:style>
    <style:style style:name="co5" style:family="table-column">
      <style:table-column-properties fo:break-before="auto" style:column-width="90.5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8.29pt"/>
    </style:style>
    <style:style style:name="co10" style:family="table-column">
      <style:table-column-properties fo:break-before="auto" style:column-width="73.84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58.76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91.3pt"/>
    </style:style>
    <style:style style:name="co16" style:family="table-column">
      <style:table-column-properties fo:break-before="auto" style:column-width="70.61pt"/>
    </style:style>
    <style:style style:name="co17" style:family="table-column">
      <style:table-column-properties fo:break-before="auto" style:column-width="82.54pt"/>
    </style:style>
    <style:style style:name="co18" style:family="table-column">
      <style:table-column-properties fo:break-before="auto" style:column-width="78.55pt"/>
    </style:style>
    <style:style style:name="co19" style:family="table-column">
      <style:table-column-properties fo:break-before="auto" style:column-width="105.56pt"/>
    </style:style>
    <style:style style:name="co20" style:family="table-column">
      <style:table-column-properties fo:break-before="auto" style:column-width="107.94pt"/>
    </style:style>
    <style:style style:name="co21" style:family="table-column">
      <style:table-column-properties fo:break-before="auto" style:column-width="80.96pt"/>
    </style:style>
    <style:style style:name="co22" style:family="table-column">
      <style:table-column-properties fo:break-before="auto" style:column-width="62.76pt"/>
    </style:style>
    <style:style style:name="co23" style:family="table-column">
      <style:table-column-properties fo:break-before="auto" style:column-width="69.05pt"/>
    </style:style>
    <style:style style:name="co24" style:family="table-column">
      <style:table-column-properties fo:break-before="auto" style:column-width="80.16pt"/>
    </style:style>
    <style:style style:name="co25" style:family="table-column">
      <style:table-column-properties fo:break-before="auto" style:column-width="55.56pt"/>
    </style:style>
    <style:style style:name="co26" style:family="table-column">
      <style:table-column-properties fo:break-before="auto" style:column-width="111.09pt"/>
    </style:style>
    <style:style style:name="co27" style:family="table-column">
      <style:table-column-properties fo:break-before="auto" style:column-width="100.01pt"/>
    </style:style>
    <style:style style:name="co28" style:family="table-column">
      <style:table-column-properties fo:break-before="auto" style:column-width="87.31pt"/>
    </style:style>
    <style:style style:name="co29" style:family="table-column">
      <style:table-column-properties fo:break-before="auto" style:column-width="96.04pt"/>
    </style:style>
    <style:style style:name="co30" style:family="table-column">
      <style:table-column-properties fo:break-before="auto" style:column-width="117.44pt"/>
    </style:style>
    <style:style style:name="co31" style:family="table-column">
      <style:table-column-properties fo:break-before="auto" style:column-width="48.39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57.94pt"/>
    </style:style>
    <style:style style:name="co34" style:family="table-column">
      <style:table-column-properties fo:break-before="auto" style:column-width="53.21pt"/>
    </style:style>
    <style:style style:name="co35" style:family="table-column">
      <style:table-column-properties fo:break-before="auto" style:column-width="63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Weapons">
      <style:table-properties table:display="true" style:writing-mode="lr-tb"/>
    </style:style>
    <style:style style:name="ta2" style:family="table" style:master-page-name="PageStyle_5f_Additional_20_Monsters_20_with_20_Z">
      <style:table-properties table:display="true" style:writing-mode="lr-tb"/>
    </style:style>
    <style:style style:name="ta3" style:family="table" style:master-page-name="PageStyle_5f_Monsters_20_Balance_20__28_Incomplete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fo:border="0.74pt solid #7f7f7f" style:rotation-align="non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f2f2f2" style:diagonal-bl-tr="none" style:diagonal-tl-br="none" fo:border="0.74pt solid #7f7f7f" style:rotation-align="non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98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ttleaxe</text:p>
          </table:table-cell>
          <table:table-cell table:style-name="ce1" office:value-type="string" calcext:value-type="string">
            <text:p>Long Sword</text:p>
          </table:table-cell>
          <table:table-cell table:style-name="ce1" office:value-type="string" calcext:value-type="string">
            <text:p>Fire Throwing Knives</text:p>
          </table:table-cell>
          <table:table-cell table:style-name="ce1" office:value-type="string" calcext:value-type="string">
            <text:p>Energy Flail</text:p>
          </table:table-cell>
          <table:table-cell table:style-name="ce1" office:value-type="string" calcext:value-type="string">
            <text:p>Boomerang</text:p>
          </table:table-cell>
          <table:table-cell table:style-name="ce1" office:value-type="string" calcext:value-type="string">
            <text:p>Icebolt Crossbow</text:p>
          </table:table-cell>
          <table:table-cell table:style-name="ce1" office:value-type="string" calcext:value-type="string">
            <text:p>Deadly Wind Staff</text:p>
          </table:table-cell>
          <table:table-cell table:style-name="ce1" office:value-type="string" calcext:value-type="string">
            <text:p>BoomBoomerang</text:p>
          </table:table-cell>
          <table:table-cell table:style-name="ce1" office:value-type="string" calcext:value-type="string">
            <text:p>Holy Water</text:p>
          </table:table-cell>
          <table:table-cell table:style-name="ce1" office:value-type="string" calcext:value-type="string">
            <text:p>Darkthorn</text:p>
          </table:table-cell>
          <table:table-cell table:style-name="ce1" office:value-type="string" calcext:value-type="string">
            <text:p>Shovel of Doom</text:p>
          </table:table-cell>
          <table:table-cell table:style-name="ce1" office:value-type="string" calcext:value-type="string">
            <text:p>Wave Striker</text:p>
          </table:table-cell>
          <table:table-cell table:style-name="ce1" office:value-type="string" calcext:value-type="string">
            <text:p>Skinscraper</text:p>
          </table:table-cell>
          <table:table-cell table:style-name="ce1" office:value-type="string" calcext:value-type="string">
            <text:p>Pzycho Blade</text:p>
          </table:table-cell>
          <table:table-cell table:style-name="ce1" office:value-type="string" calcext:value-type="string">
            <text:p>Hammer of Unity</text:p>
          </table:table-cell>
          <table:table-cell table:style-name="ce1" office:value-type="string" calcext:value-type="string">
            <text:p>ZardBane</text:p>
          </table:table-cell>
          <table:table-cell table:style-name="ce1" office:value-type="string" calcext:value-type="string">
            <text:p>Pumpkin Carver</text:p>
          </table:table-cell>
          <table:table-cell table:style-name="ce1" office:value-type="string" calcext:value-type="string">
            <text:p>Stick Blade</text:p>
          </table:table-cell>
          <table:table-cell table:style-name="ce1" office:value-type="string" calcext:value-type="string">
            <text:p>Siren Spear</text:p>
          </table:table-cell>
          <table:table-cell table:style-name="ce1" office:value-type="string" calcext:value-type="string">
            <text:p>Eye of the Sphinx</text:p>
          </table:table-cell>
          <table:table-cell table:style-name="ce1" office:value-type="string" calcext:value-type="string">
            <text:p>HeartBreaker</text:p>
          </table:table-cell>
          <table:table-cell table:style-name="ce1" office:value-type="string" calcext:value-type="string">
            <text:p>Razorscale</text:p>
          </table:table-cell>
          <table:table-cell table:style-name="ce1" office:value-type="string" calcext:value-type="string">
            <text:p>Frozen Flagpole</text:p>
          </table:table-cell>
          <table:table-cell table:style-name="ce1" office:value-type="string" calcext:value-type="string">
            <text:p>Zhilo's Axe</text:p>
          </table:table-cell>
          <table:table-cell table:style-name="ce1" office:value-type="string" calcext:value-type="string">
            <text:p>Red Vengeance</text:p>
          </table:table-cell>
          <table:table-cell table:style-name="ce1" office:value-type="string" calcext:value-type="string">
            <text:p>Unlucky Sword</text:p>
          </table:table-cell>
          <table:table-cell table:style-name="ce1" office:value-type="string" calcext:value-type="string">
            <text:p>Dragonfang Scimitar</text:p>
          </table:table-cell>
          <table:table-cell table:style-name="ce1" office:value-type="string" calcext:value-type="string">
            <text:p>Ice Blade of Calladus</text:p>
          </table:table-cell>
          <table:table-cell table:style-name="ce1" office:value-type="string" calcext:value-type="string">
            <text:p>Big 100K</text:p>
          </table:table-cell>
          <table:table-cell table:style-name="ce1" office:value-type="string" calcext:value-type="string">
            <text:p>Therion's Spike</text:p>
          </table:table-cell>
          <table:table-cell table:style-name="ce1" office:value-type="string" calcext:value-type="string">
            <text:p>Golden Axe</text:p>
          </table:table-cell>
          <table:table-cell table:style-name="ce1" office:value-type="string" calcext:value-type="string">
            <text:p><text:s/>OnyxxWartexx</text:p>
          </table:table-cell>
          <table:table-cell table:style-name="ce1" office:value-type="string" calcext:value-type="string">
            <text:p>WitchWaster</text:p>
          </table:table-cell>
          <table:table-cell table:style-name="ce17" office:value-type="string" calcext:value-type="string">
            <text:p>Shadowfire Axe</text:p>
          </table:table-cell>
          <table:table-cell table:style-name="ce1" office:value-type="string" calcext:value-type="string">
            <text:p>Rhublade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table:style-name="ce4" office:value-type="string" calcext:value-type="string">
            <text:p>Melee</text:p>
          </table:table-cell>
          <table:table-cell table:style-name="ce4" office:value-type="string" calcext:value-type="string">
            <text:p>Ranged</text:p>
          </table:table-cell>
          <table:table-cell table:style-name="ce4" office:value-type="string" calcext:value-type="string">
            <text:p>Melee</text:p>
          </table:table-cell>
          <table:table-cell table:number-columns-repeated="2" table:style-name="ce4" office:value-type="string" calcext:value-type="string">
            <text:p>Ranged</text:p>
          </table:table-cell>
          <table:table-cell table:style-name="ce4" office:value-type="string" calcext:value-type="string">
            <text:p>Magic</text:p>
          </table:table-cell>
          <table:table-cell table:style-name="ce4" office:value-type="string" calcext:value-type="string">
            <text:p>Ranged</text:p>
          </table:table-cell>
          <table:table-cell table:style-name="ce4" office:value-type="string" calcext:value-type="string">
            <text:p>Magic</text:p>
          </table:table-cell>
          <table:table-cell table:number-columns-repeated="2" table:style-name="ce4" office:value-type="string" calcext:value-type="string">
            <text:p>Melee</text:p>
          </table:table-cell>
          <table:table-cell table:style-name="ce4" office:value-type="string" calcext:value-type="string">
            <text:p>Magic</text:p>
          </table:table-cell>
          <table:table-cell table:number-columns-repeated="6" table:style-name="ce4" office:value-type="string" calcext:value-type="string">
            <text:p>Melee</text:p>
          </table:table-cell>
          <table:table-cell table:number-columns-repeated="3" table:style-name="ce4" office:value-type="string" calcext:value-type="string">
            <text:p>Magic</text:p>
          </table:table-cell>
          <table:table-cell table:number-columns-repeated="3" table:style-name="ce4" office:value-type="string" calcext:value-type="string">
            <text:p>Melee</text:p>
          </table:table-cell>
          <table:table-cell table:style-name="ce4" office:value-type="string" calcext:value-type="string">
            <text:p>Magic</text:p>
          </table:table-cell>
          <table:table-cell table:style-name="ce4" office:value-type="string" calcext:value-type="string">
            <text:p>Melee</text:p>
          </table:table-cell>
          <table:table-cell table:style-name="ce4" office:value-type="string" calcext:value-type="string">
            <text:p>Magic</text:p>
          </table:table-cell>
          <table:table-cell table:style-name="ce4" office:value-type="string" calcext:value-type="string">
            <text:p>Melee</text:p>
          </table:table-cell>
          <table:table-cell table:style-name="ce4" office:value-type="string" calcext:value-type="string">
            <text:p>Magic</text:p>
          </table:table-cell>
          <table:table-cell table:number-columns-repeated="6" table:style-name="ce4" office:value-type="string" calcext:value-type="string">
            <text:p>Melee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number-columns-repeated="2" table:style-name="ce5" office:value-type="string" calcext:value-type="string">
            <text:p>Earth</text:p>
          </table:table-cell>
          <table:table-cell table:style-name="ce10" office:value-type="string" calcext:value-type="string">
            <text:p>Fire</text:p>
          </table:table-cell>
          <table:table-cell table:style-name="ce11" office:value-type="string" calcext:value-type="string">
            <text:p>Energy</text:p>
          </table:table-cell>
          <table:table-cell table:style-name="ce5" office:value-type="string" calcext:value-type="string">
            <text:p>Earth</text:p>
          </table:table-cell>
          <table:table-cell table:style-name="ce12" office:value-type="string" calcext:value-type="string">
            <text:p>Ice</text:p>
          </table:table-cell>
          <table:table-cell table:style-name="ce13" office:value-type="string" calcext:value-type="string">
            <text:p>Wind</text:p>
          </table:table-cell>
          <table:table-cell table:style-name="ce10" office:value-type="string" calcext:value-type="string">
            <text:p>Fire</text:p>
          </table:table-cell>
          <table:table-cell table:style-name="ce4" office:value-type="string" calcext:value-type="string">
            <text:p>Light / Water</text:p>
          </table:table-cell>
          <table:table-cell table:style-name="ce14" office:value-type="string" calcext:value-type="string">
            <text:p>Darkness</text:p>
          </table:table-cell>
          <table:table-cell table:style-name="ce5" office:value-type="string" calcext:value-type="string">
            <text:p>Earth</text:p>
          </table:table-cell>
          <table:table-cell table:style-name="ce15" office:value-type="string" calcext:value-type="string">
            <text:p>Water</text:p>
          </table:table-cell>
          <table:table-cell table:style-name="ce13" office:value-type="string" calcext:value-type="string">
            <text:p>Wind</text:p>
          </table:table-cell>
          <table:table-cell table:number-columns-repeated="2" table:style-name="ce10" office:value-type="string" calcext:value-type="string">
            <text:p>Fire</text:p>
          </table:table-cell>
          <table:table-cell table:style-name="ce16" office:value-type="string" calcext:value-type="string">
            <text:p>Light</text:p>
          </table:table-cell>
          <table:table-cell table:style-name="ce10" office:value-type="string" calcext:value-type="string">
            <text:p>Fire</text:p>
          </table:table-cell>
          <table:table-cell table:style-name="ce12" office:value-type="string" calcext:value-type="string">
            <text:p>Ice</text:p>
          </table:table-cell>
          <table:table-cell table:number-columns-repeated="2" table:style-name="ce13" office:value-type="string" calcext:value-type="string">
            <text:p>Wind</text:p>
          </table:table-cell>
          <table:table-cell table:number-columns-repeated="2" table:style-name="ce10" office:value-type="string" calcext:value-type="string">
            <text:p>Fire</text:p>
          </table:table-cell>
          <table:table-cell table:style-name="ce12" office:value-type="string" calcext:value-type="string">
            <text:p>Ice</text:p>
          </table:table-cell>
          <table:table-cell table:style-name="ce13" office:value-type="string" calcext:value-type="string">
            <text:p>Wind</text:p>
          </table:table-cell>
          <table:table-cell table:style-name="ce10" office:value-type="string" calcext:value-type="string">
            <text:p>Fire</text:p>
          </table:table-cell>
          <table:table-cell table:style-name="ce5" office:value-type="string" calcext:value-type="string">
            <text:p>Earth</text:p>
          </table:table-cell>
          <table:table-cell table:style-name="ce13" office:value-type="string" calcext:value-type="string">
            <text:p>Wind</text:p>
          </table:table-cell>
          <table:table-cell table:style-name="ce12" office:value-type="string" calcext:value-type="string">
            <text:p>Ice</text:p>
          </table:table-cell>
          <table:table-cell table:style-name="ce14" office:value-type="string" calcext:value-type="string">
            <text:p>Darkness</text:p>
          </table:table-cell>
          <table:table-cell table:number-columns-repeated="2" table:style-name="ce16" office:value-type="string" calcext:value-type="string">
            <text:p>Light</text:p>
          </table:table-cell>
          <table:table-cell table:style-name="ce14" office:value-type="string" calcext:value-type="string">
            <text:p>Darkness</text:p>
          </table:table-cell>
          <table:table-cell table:style-name="ce15" office:value-type="string" calcext:value-type="string">
            <text:p>Water</text:p>
          </table:table-cell>
          <table:table-cell table:style-name="ce10" office:value-type="string" calcext:value-type="string">
            <text:p>Fire</text:p>
          </table:table-cell>
          <table:table-cell table:style-name="ce5" office:value-type="string" calcext:value-type="string">
            <text:p>Earth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</text:p>
          </table:table-cell>
          <table:table-cell table:number-columns-repeated="2" table:style-name="ce6" office:value-type="string" calcext:value-type="string">
            <text:p>3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2" table:style-name="ce6" office:value-type="string" calcext:value-type="string">
            <text:p>3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2" table:style-name="ce6" office:value-type="string" calcext:value-type="string">
            <text:p>8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8</text:p>
          </table:table-cell>
          <table:table-cell table:number-columns-repeated="2" table:style-name="ce6" office:value-type="string" calcext:value-type="string">
            <text:p>12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20</text:p>
          </table:table-cell>
          <table:table-cell table:number-columns-repeated="2" table:style-name="ce6" office:value-type="string" calcext:value-type="string">
            <text:p>10</text:p>
          </table:table-cell>
          <table:table-cell table:style-name="ce6" office:value-type="string" calcext:value-type="string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Rand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48</text:p>
          </table:table-cell>
          <table:table-cell table:number-columns-repeated="2" table:style-name="ce6" office:value-type="string" calcext:value-type="string">
            <text:p>57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35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BtH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.Ba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ROUND(2.2*[.W5];0)" office:value-type="float" office:value="18" calcext:value-type="float">
            <text:p>18</text:p>
          </table:table-cell>
          <table:table-cell table:style-name="ce4" table:formula="of:=ROUND(3*[.X5];0)"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4*[.AF5];0)" office:value-type="float" office:value="60" calcext:value-type="float">
            <text:p>60</text:p>
          </table:table-cell>
          <table:table-cell table:style-name="ce4" table:formula="of:=[.AG5]*3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I5]*1.5" office:value-type="float" office:value="15" calcext:value-type="float">
            <text:p>1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.Ran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formula="of:=ROUND(2.2*[.W6];0)" office:value-type="float" office:value="114" calcext:value-type="float">
            <text:p>114</text:p>
          </table:table-cell>
          <table:table-cell table:style-name="ce4" table:formula="of:=ROUND(3*[.X6];0)" office:value-type="float" office:value="78" calcext:value-type="float">
            <text:p>78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formula="of:=192+66" office:value-type="float" office:value="258" calcext:value-type="float">
            <text:p>258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ROUND(4*[.AF6];0)" office:value-type="float" office:value="240" calcext:value-type="float">
            <text:p>240</text:p>
          </table:table-cell>
          <table:table-cell table:style-name="ce4" table:formula="of:=[.AG6]*3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I6]*1.5" office:value-type="float" office:value="45" calcext:value-type="float">
            <text:p>45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.Bt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.67" calcext:value-type="float">
            <text:p>21.67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.Hi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.Rat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Pric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 table:style-name="ce4" office:value-type="float" office:value="300" calcext:value-type="float">
            <text:p>300</text:p>
          </table:table-cell>
          <table:table-cell table:number-columns-repeated="2" table:style-name="ce4" office:value-type="float" office:value="350" calcext:value-type="float">
            <text:p>35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3" table:style-name="ce4" office:value-type="float" office:value="1500" calcext:value-type="float">
            <text:p>1500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number-columns-repeated="2" table:style-name="ce4" office:value-type="float" office:value="100000" calcext:value-type="float">
            <text:p>100000</text:p>
          </table:table-cell>
          <table:table-cell table:style-name="ce4" office:value-type="float" office:value="42000" calcext:value-type="float">
            <text:p>420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14000" calcext:value-type="float">
            <text:p>14000</text:p>
          </table:table-cell>
          <table:table-cell table:style-name="ce4" office:value-type="float" office:value="700000" calcext:value-type="float">
            <text:p>70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14000" calcext:value-type="float">
            <text:p>14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250000" calcext:value-type="float">
            <text:p>25000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ell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112" calcext:value-type="float">
            <text:p>112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number-columns-repeated="2" table:style-name="ce4" office:value-type="float" office:value="262" calcext:value-type="float">
            <text:p>26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3" table:style-name="ce4" office:value-type="float" office:value="1125" calcext:value-type="float">
            <text:p>1125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9000" calcext:value-type="float">
            <text:p>900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7500" calcext:value-type="float">
            <text:p>7500</text:p>
          </table:table-cell>
          <table:table-cell table:number-columns-repeated="2" table:style-name="ce4" office:value-type="float" office:value="750" calcext:value-type="float">
            <text:p>750</text:p>
          </table:table-cell>
          <table:table-cell table:style-name="ce4" office:value-type="float" office:value="1125" calcext:value-type="float">
            <text:p>1125</text:p>
          </table:table-cell>
          <table:table-cell table:number-columns-repeated="2" table:style-name="ce4" office:value-type="float" office:value="75000" calcext:value-type="float">
            <text:p>75000</text:p>
          </table:table-cell>
          <table:table-cell table:style-name="ce4" office:value-type="float" office:value="31500" calcext:value-type="float">
            <text:p>315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75000" calcext:value-type="float">
            <text:p>75000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525000" calcext:value-type="float">
            <text:p>525000</text:p>
          </table:table-cell>
          <table:table-cell table:style-name="ce4" office:value-type="float" office:value="75000" calcext:value-type="float">
            <text:p>75000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75000" calcext:value-type="float">
            <text:p>75000</text:p>
          </table:table-cell>
          <table:table-cell table:style-name="ce4" office:value-type="float" office:value="150000" calcext:value-type="float">
            <text:p>15000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7" table:number-columns-repeated="27"/>
          <table:table-cell table:style-name="ce7" office:value-type="string" calcext:value-type="string">
            <text:p>Special is Fire</text:p>
          </table:table-cell>
          <table:table-cell table:style-name="ce7" table:number-columns-repeated="5"/>
          <table:table-cell table:style-name="ce18" table:number-columns-repeated="2"/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 Normal Damage</text:p>
          </table:table-cell>
          <table:table-cell table:style-name="ce6" table:formula="of:=([.B5]+[.B6])/2" office:value-type="float" office:value="11" calcext:value-type="float">
            <text:p>11</text:p>
          </table:table-cell>
          <table:table-cell table:style-name="ce6" table:formula="of:=([.C5]+[.C6])/2" office:value-type="float" office:value="10" calcext:value-type="float">
            <text:p>10</text:p>
          </table:table-cell>
          <table:table-cell table:style-name="ce6" table:formula="of:=([.D5]+[.D6])/2" office:value-type="float" office:value="7" calcext:value-type="float">
            <text:p>7</text:p>
          </table:table-cell>
          <table:table-cell table:style-name="ce6" table:formula="of:=([.E5]+[.E6])/2" office:value-type="float" office:value="16.5" calcext:value-type="float">
            <text:p>16.5</text:p>
          </table:table-cell>
          <table:table-cell table:style-name="ce6" table:formula="of:=([.F5]+[.F6])/2" office:value-type="float" office:value="8" calcext:value-type="float">
            <text:p>8</text:p>
          </table:table-cell>
          <table:table-cell table:style-name="ce6" table:formula="of:=([.G5]+[.G6])/2" office:value-type="float" office:value="15" calcext:value-type="float">
            <text:p>15</text:p>
          </table:table-cell>
          <table:table-cell table:style-name="ce6" table:formula="of:=([.H5]+[.H6])/2" office:value-type="float" office:value="15" calcext:value-type="float">
            <text:p>15</text:p>
          </table:table-cell>
          <table:table-cell table:style-name="ce6" table:formula="of:=([.I5]+[.I6])/2" office:value-type="float" office:value="7.5" calcext:value-type="float">
            <text:p>7.5</text:p>
          </table:table-cell>
          <table:table-cell table:style-name="ce6" table:formula="of:=([.J5]+[.J6])/2" office:value-type="float" office:value="14.5" calcext:value-type="float">
            <text:p>14.5</text:p>
          </table:table-cell>
          <table:table-cell table:style-name="ce6" table:formula="of:=([.K5]+[.K6])/2" office:value-type="float" office:value="14" calcext:value-type="float">
            <text:p>14</text:p>
          </table:table-cell>
          <table:table-cell table:style-name="ce6" table:formula="of:=([.L5]+[.L6])/2" office:value-type="float" office:value="16.5" calcext:value-type="float">
            <text:p>16.5</text:p>
          </table:table-cell>
          <table:table-cell table:style-name="ce6" table:formula="of:=([.M5]+[.M6])/2" office:value-type="float" office:value="22" calcext:value-type="float">
            <text:p>22</text:p>
          </table:table-cell>
          <table:table-cell table:style-name="ce6" table:formula="of:=([.N5]+[.N6])/2" office:value-type="float" office:value="13.5" calcext:value-type="float">
            <text:p>13.5</text:p>
          </table:table-cell>
          <table:table-cell table:style-name="ce6" table:formula="of:=([.O5]+[.O6])/2" office:value-type="float" office:value="22" calcext:value-type="float">
            <text:p>22</text:p>
          </table:table-cell>
          <table:table-cell table:style-name="ce6" table:formula="of:=([.P5]+[.P6])/2" office:value-type="float" office:value="23.5" calcext:value-type="float">
            <text:p>23.5</text:p>
          </table:table-cell>
          <table:table-cell table:style-name="ce6" table:formula="of:=([.Q5]+[.Q6])/2" office:value-type="float" office:value="26.5" calcext:value-type="float">
            <text:p>26.5</text:p>
          </table:table-cell>
          <table:table-cell table:style-name="ce6" table:formula="of:=([.R5]+[.R6])/2" office:value-type="float" office:value="17.5" calcext:value-type="float">
            <text:p>17.5</text:p>
          </table:table-cell>
          <table:table-cell table:style-name="ce6" table:formula="of:=([.S5]+[.S6])/2" office:value-type="float" office:value="19.5" calcext:value-type="float">
            <text:p>19.5</text:p>
          </table:table-cell>
          <table:table-cell table:style-name="ce6" table:formula="of:=([.T5]+[.T6])/2" office:value-type="float" office:value="16.5" calcext:value-type="float">
            <text:p>16.5</text:p>
          </table:table-cell>
          <table:table-cell table:style-name="ce6" table:formula="of:=([.U5]+[.U6])/2" office:value-type="float" office:value="24" calcext:value-type="float">
            <text:p>24</text:p>
          </table:table-cell>
          <table:table-cell table:style-name="ce6" table:formula="of:=([.V5]+[.V6])/2" office:value-type="float" office:value="30.5" calcext:value-type="float">
            <text:p>30.5</text:p>
          </table:table-cell>
          <table:table-cell table:style-name="ce6" table:formula="of:=([.W5]+[.W6])/2" office:value-type="float" office:value="30" calcext:value-type="float">
            <text:p>30</text:p>
          </table:table-cell>
          <table:table-cell table:style-name="ce6" table:formula="of:=([.X5]+[.X6])/2" office:value-type="float" office:value="21" calcext:value-type="float">
            <text:p>21</text:p>
          </table:table-cell>
          <table:table-cell table:style-name="ce6" table:formula="of:=([.Y5]+[.Y6])/2" office:value-type="float" office:value="32" calcext:value-type="float">
            <text:p>32</text:p>
          </table:table-cell>
          <table:table-cell table:style-name="ce6" table:formula="of:=([.Z5]+[.Z6])/2" office:value-type="float" office:value="29" calcext:value-type="float">
            <text:p>29</text:p>
          </table:table-cell>
          <table:table-cell table:style-name="ce6" table:formula="of:=([.AA5]+[.AA6])/2" office:value-type="float" office:value="25" calcext:value-type="float">
            <text:p>25</text:p>
          </table:table-cell>
          <table:table-cell table:style-name="ce6" table:formula="of:=([.AB5]+[.AB6])/2" office:value-type="float" office:value="30.5" calcext:value-type="float">
            <text:p>30.5</text:p>
          </table:table-cell>
          <table:table-cell table:style-name="ce6" table:formula="of:=([.AC5]+[.AC6])/2" office:value-type="float" office:value="30" calcext:value-type="float">
            <text:p>30</text:p>
          </table:table-cell>
          <table:table-cell table:style-name="ce6" table:formula="of:=([.AD5]+[.AD6])/2" office:value-type="float" office:value="34.5" calcext:value-type="float">
            <text:p>34.5</text:p>
          </table:table-cell>
          <table:table-cell table:style-name="ce6" table:formula="of:=([.AE5]+[.AE6])/2" office:value-type="float" office:value="32.5" calcext:value-type="float">
            <text:p>32.5</text:p>
          </table:table-cell>
          <table:table-cell table:style-name="ce6" table:formula="of:=([.AF5]+[.AF6])/2" office:value-type="float" office:value="37.5" calcext:value-type="float">
            <text:p>37.5</text:p>
          </table:table-cell>
          <table:table-cell table:style-name="ce6" table:formula="of:=([.AG5]+[.AG6])/2" office:value-type="float" office:value="30" calcext:value-type="float">
            <text:p>30</text:p>
          </table:table-cell>
          <table:table-cell table:style-name="ce6" table:formula="of:=([.AH5]+[.AH6])/2" office:value-type="float" office:value="30" calcext:value-type="float">
            <text:p>30</text:p>
          </table:table-cell>
          <table:table-cell table:style-name="ce6" table:formula="of:=([.AI5]+[.AI6])/2" office:value-type="float" office:value="20" calcext:value-type="float">
            <text:p>20</text:p>
          </table:table-cell>
          <table:table-cell table:style-name="ce6" table:formula="of:=([.AJ5]+[.AJ6])/2"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verage Special Damage</text:p>
          </table:table-cell>
          <table:table-cell table:style-name="ce4" table:formula="of:=(([.B8]+[.B9])/2)*[.B11]" office:value-type="float" office:value="0" calcext:value-type="float">
            <text:p>0</text:p>
          </table:table-cell>
          <table:table-cell table:style-name="ce4" table:formula="of:=(([.C8]+[.C9])/2)*[.C11]" office:value-type="float" office:value="0" calcext:value-type="float">
            <text:p>0</text:p>
          </table:table-cell>
          <table:table-cell table:style-name="ce4" table:formula="of:=(([.D8]+[.D9])/2)*[.D11]" office:value-type="float" office:value="14" calcext:value-type="float">
            <text:p>14</text:p>
          </table:table-cell>
          <table:table-cell table:style-name="ce4" table:formula="of:=(([.E8]+[.E9])/2)*[.E11]" office:value-type="float" office:value="0" calcext:value-type="float">
            <text:p>0</text:p>
          </table:table-cell>
          <table:table-cell table:style-name="ce4" table:formula="of:=(([.F8]+[.F9])/2)*[.F11]" office:value-type="float" office:value="16" calcext:value-type="float">
            <text:p>16</text:p>
          </table:table-cell>
          <table:table-cell table:style-name="ce4" table:formula="of:=(([.G8]+[.G9])/2)*[.G11]" office:value-type="float" office:value="15" calcext:value-type="float">
            <text:p>15</text:p>
          </table:table-cell>
          <table:table-cell table:style-name="ce4" table:formula="of:=(([.H8]+[.H9])/2)*[.H11]" office:value-type="float" office:value="0" calcext:value-type="float">
            <text:p>0</text:p>
          </table:table-cell>
          <table:table-cell table:style-name="ce4" table:formula="of:=(([.I8]+[.I9])/2)*[.I11]" office:value-type="float" office:value="15" calcext:value-type="float">
            <text:p>15</text:p>
          </table:table-cell>
          <table:table-cell table:style-name="ce4" table:formula="of:=(([.J8]+[.J9])/2)*[.J11]" office:value-type="float" office:value="15" calcext:value-type="float">
            <text:p>15</text:p>
          </table:table-cell>
          <table:table-cell table:style-name="ce4" table:formula="of:=(([.K8]+[.K9])/2)*[.K11]" office:value-type="float" office:value="0" calcext:value-type="float">
            <text:p>0</text:p>
          </table:table-cell>
          <table:table-cell table:style-name="ce4" table:formula="of:=(([.L8]+[.L9])/2)*[.L11]" office:value-type="float" office:value="38" calcext:value-type="float">
            <text:p>38</text:p>
          </table:table-cell>
          <table:table-cell table:style-name="ce4" table:formula="of:=(([.M8]+[.M9])/2)*[.M11]" office:value-type="float" office:value="18" calcext:value-type="float">
            <text:p>18</text:p>
          </table:table-cell>
          <table:table-cell table:style-name="ce4" table:formula="of:=(([.N8]+[.N9])/2)*[.N11]" office:value-type="float" office:value="40.5" calcext:value-type="float">
            <text:p>40.5</text:p>
          </table:table-cell>
          <table:table-cell table:style-name="ce4" table:formula="of:=(([.O8]+[.O9])/2)*[.O11]" office:value-type="float" office:value="14.5" calcext:value-type="float">
            <text:p>14.5</text:p>
          </table:table-cell>
          <table:table-cell table:style-name="ce4" table:formula="of:=(([.P8]+[.P9])/2)*[.P11]" office:value-type="float" office:value="0" calcext:value-type="float">
            <text:p>0</text:p>
          </table:table-cell>
          <table:table-cell table:style-name="ce4" table:formula="of:=(([.Q8]+[.Q9])/2)*[.Q11]" office:value-type="float" office:value="0" calcext:value-type="float">
            <text:p>0</text:p>
          </table:table-cell>
          <table:table-cell table:style-name="ce4" table:formula="of:=(([.R8]+[.R9])/2)*[.R11]" office:value-type="float" office:value="28" calcext:value-type="float">
            <text:p>28</text:p>
          </table:table-cell>
          <table:table-cell table:style-name="ce4" table:formula="of:=(([.S8]+[.S9])/2)*[.S11]" office:value-type="float" office:value="0" calcext:value-type="float">
            <text:p>0</text:p>
          </table:table-cell>
          <table:table-cell table:style-name="ce4" table:formula="of:=(([.T8]+[.T9])/2)*[.T11]" office:value-type="float" office:value="41" calcext:value-type="float">
            <text:p>41</text:p>
          </table:table-cell>
          <table:table-cell table:style-name="ce4" table:formula="of:=(([.U8]+[.U9])/2)*[.U11]" office:value-type="float" office:value="56" calcext:value-type="float">
            <text:p>56</text:p>
          </table:table-cell>
          <table:table-cell table:style-name="ce4" table:formula="of:=(([.V8]+[.V9])/2)*[.V11]" office:value-type="float" office:value="122" calcext:value-type="float">
            <text:p>122</text:p>
          </table:table-cell>
          <table:table-cell table:style-name="ce4" table:formula="of:=(([.W8]+[.W9])/2)*[.W11]" office:value-type="float" office:value="132" calcext:value-type="float">
            <text:p>132</text:p>
          </table:table-cell>
          <table:table-cell table:style-name="ce4" table:formula="of:=(([.X8]+[.X9])/2)*[.X11]" office:value-type="float" office:value="126" calcext:value-type="float">
            <text:p>126</text:p>
          </table:table-cell>
          <table:table-cell table:style-name="ce4" table:formula="of:=(([.Y8]+[.Y9])/2)*[.Y11]" office:value-type="float" office:value="116" calcext:value-type="float">
            <text:p>116</text:p>
          </table:table-cell>
          <table:table-cell table:style-name="ce4" table:formula="of:=(([.Z8]+[.Z9])/2)*[.Z11]" office:value-type="float" office:value="69.5" calcext:value-type="float">
            <text:p>69.5</text:p>
          </table:table-cell>
          <table:table-cell table:style-name="ce4" table:formula="of:=(([.AA8]+[.AA9])/2)*[.AA11]" office:value-type="float" office:value="0" calcext:value-type="float">
            <text:p>0</text:p>
          </table:table-cell>
          <table:table-cell table:style-name="ce4" table:formula="of:=(([.AB8]+[.AB9])/2)*[.AB11]" office:value-type="float" office:value="183" calcext:value-type="float">
            <text:p>183</text:p>
          </table:table-cell>
          <table:table-cell table:style-name="ce4" table:formula="of:=(([.AC8]+[.AC9])/2)*[.AC11]" office:value-type="float" office:value="102" calcext:value-type="float">
            <text:p>102</text:p>
          </table:table-cell>
          <table:table-cell table:style-name="ce4" table:formula="of:=(([.AD8]+[.AD9])/2)*[.AD11]" office:value-type="float" office:value="141" calcext:value-type="float">
            <text:p>141</text:p>
          </table:table-cell>
          <table:table-cell table:style-name="ce4" table:formula="of:=(([.AE8]+[.AE9])/2)*[.AE11]" office:value-type="float" office:value="100" calcext:value-type="float">
            <text:p>100</text:p>
          </table:table-cell>
          <table:table-cell table:style-name="ce4" table:formula="of:=(([.AF8]+[.AF9])/2)*[.AF11]" office:value-type="float" office:value="300" calcext:value-type="float">
            <text:p>300</text:p>
          </table:table-cell>
          <table:table-cell table:style-name="ce4" table:formula="of:=(([.AG8]+[.AG9])/2)*[.AG11]" office:value-type="float" office:value="450" calcext:value-type="float">
            <text:p>450</text:p>
          </table:table-cell>
          <table:table-cell table:style-name="ce4" table:formula="of:=(([.AH8]+[.AH9])/2)*[.AH11]" office:value-type="float" office:value="0" calcext:value-type="float">
            <text:p>0</text:p>
          </table:table-cell>
          <table:table-cell table:style-name="ce4" table:formula="of:=(([.AI8]+[.AI9])/2)*[.AI11]" office:value-type="float" office:value="90" calcext:value-type="float">
            <text:p>90</text:p>
          </table:table-cell>
          <table:table-cell table:style-name="ce4" table:formula="of:=(([.AJ8]+[.AJ9])/2)*[.AJ11]" office:value-type="float" office:value="480" calcext:value-type="float">
            <text:p>48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Total Average</text:p>
          </table:table-cell>
          <table:table-cell table:style-name="ce8" table:formula="of:=[.B17]*(1-[.B12]/100)+[.B18]*[.B12]/100" office:value-type="float" office:value="11" calcext:value-type="float">
            <text:p>11</text:p>
          </table:table-cell>
          <table:table-cell table:style-name="ce8" table:formula="of:=[.C17]*(1-[.C12]/100)+[.C18]*[.C12]/100" office:value-type="float" office:value="10" calcext:value-type="float">
            <text:p>10</text:p>
          </table:table-cell>
          <table:table-cell table:style-name="ce8" table:formula="of:=[.D17]*(1-[.D12]/100)+[.D18]*[.D12]/100" office:value-type="float" office:value="14" calcext:value-type="float">
            <text:p>14</text:p>
          </table:table-cell>
          <table:table-cell table:style-name="ce8" table:formula="of:=[.E17]*(1-[.E12]/100)+[.E18]*[.E12]/100" office:value-type="float" office:value="16.5" calcext:value-type="float">
            <text:p>16.5</text:p>
          </table:table-cell>
          <table:table-cell table:style-name="ce8" table:formula="of:=[.F17]*(1-[.F12]/100)+[.F18]*[.F12]/100" office:value-type="float" office:value="16" calcext:value-type="float">
            <text:p>16</text:p>
          </table:table-cell>
          <table:table-cell table:style-name="ce8" table:formula="of:=[.G17]*(1-[.G12]/100)+[.G18]*[.G12]/100" office:value-type="float" office:value="15" calcext:value-type="float">
            <text:p>15</text:p>
          </table:table-cell>
          <table:table-cell table:style-name="ce8" table:formula="of:=[.H17]*(1-[.H12]/100)+[.H18]*[.H12]/100" office:value-type="float" office:value="15" calcext:value-type="float">
            <text:p>15</text:p>
          </table:table-cell>
          <table:table-cell table:style-name="ce8" table:formula="of:=[.I17]*(1-[.I12]/100)+[.I18]*[.I12]/100" office:value-type="float" office:value="15" calcext:value-type="float">
            <text:p>15</text:p>
          </table:table-cell>
          <table:table-cell table:style-name="ce8" table:formula="of:=[.J17]*(1-[.J12]/100)+[.J18]*[.J12]/100" office:value-type="float" office:value="15" calcext:value-type="float">
            <text:p>15</text:p>
          </table:table-cell>
          <table:table-cell table:style-name="ce8" table:formula="of:=[.K17]*(1-[.K12]/100)+[.K18]*[.K12]/100" office:value-type="float" office:value="14" calcext:value-type="float">
            <text:p>14</text:p>
          </table:table-cell>
          <table:table-cell table:style-name="ce8" table:formula="of:=[.L17]*(1-[.L12]/100)+[.L18]*[.L12]/100" office:value-type="float" office:value="21.875" calcext:value-type="float">
            <text:p>21.875</text:p>
          </table:table-cell>
          <table:table-cell table:style-name="ce8" table:formula="of:=[.M17]*(1-[.M12]/100)+[.M18]*[.M12]/100" office:value-type="float" office:value="20.6" calcext:value-type="float">
            <text:p>20.6</text:p>
          </table:table-cell>
          <table:table-cell table:style-name="ce8" table:formula="of:=[.N17]*(1-[.N12]/100)+[.N18]*[.N12]/100" office:value-type="float" office:value="21.6" calcext:value-type="float">
            <text:p>21.6</text:p>
          </table:table-cell>
          <table:table-cell table:style-name="ce8" table:formula="of:=[.O17]*(1-[.O12]/100)+[.O18]*[.O12]/100" office:value-type="float" office:value="21.25" calcext:value-type="float">
            <text:p>21.25</text:p>
          </table:table-cell>
          <table:table-cell table:style-name="ce8" table:formula="of:=[.P17]*(1-[.P12]/100)+[.P18]*[.P12]/100" office:value-type="float" office:value="23.5" calcext:value-type="float">
            <text:p>23.5</text:p>
          </table:table-cell>
          <table:table-cell table:style-name="ce8" table:formula="of:=[.Q17]*(1-[.Q12]/100)+[.Q18]*[.Q12]/100" office:value-type="float" office:value="26.5" calcext:value-type="float">
            <text:p>26.5</text:p>
          </table:table-cell>
          <table:table-cell table:style-name="ce8" table:formula="of:=[.R17]*(1-[.R12]/100)+[.R18]*[.R12]/100" office:value-type="float" office:value="20.65" calcext:value-type="float">
            <text:p>20.65</text:p>
          </table:table-cell>
          <table:table-cell table:style-name="ce8" table:formula="of:=[.S17]*(1-[.S12]/100)+[.S18]*[.S12]/100" office:value-type="float" office:value="19.5" calcext:value-type="float">
            <text:p>19.5</text:p>
          </table:table-cell>
          <table:table-cell table:style-name="ce8" table:formula="of:=[.T17]*(1-[.T12]/100)+[.T18]*[.T12]/100" office:value-type="float" office:value="25.075" calcext:value-type="float">
            <text:p>25.075</text:p>
          </table:table-cell>
          <table:table-cell table:style-name="ce8" table:formula="of:=[.U17]*(1-[.U12]/100)+[.U18]*[.U12]/100" office:value-type="float" office:value="32" calcext:value-type="float">
            <text:p>32</text:p>
          </table:table-cell>
          <table:table-cell table:style-name="ce8" table:formula="of:=[.V17]*(1-[.V12]/100)+[.V18]*[.V12]/100" office:value-type="float" office:value="53.375" calcext:value-type="float">
            <text:p>53.375</text:p>
          </table:table-cell>
          <table:table-cell table:style-name="ce8" table:formula="of:=[.W17]*(1-[.W12]/100)+[.W18]*[.W12]/100" office:value-type="float" office:value="50.4" calcext:value-type="float">
            <text:p>50.4</text:p>
          </table:table-cell>
          <table:table-cell table:style-name="ce8" table:formula="of:=[.X17]*(1-[.X12]/100)+[.X18]*[.X12]/100" office:value-type="float" office:value="31.5" calcext:value-type="float">
            <text:p>31.5</text:p>
          </table:table-cell>
          <table:table-cell table:style-name="ce8" table:formula="of:=[.Y17]*(1-[.Y12]/100)+[.Y18]*[.Y12]/100" office:value-type="float" office:value="53" calcext:value-type="float">
            <text:p>53</text:p>
          </table:table-cell>
          <table:table-cell table:style-name="ce8" table:formula="of:=[.Z17]*(1-[.Z12]/100)+[.Z18]*[.Z12]/100" office:value-type="float" office:value="33.455" calcext:value-type="float">
            <text:p>33.455</text:p>
          </table:table-cell>
          <table:table-cell table:style-name="ce8" table:formula="of:=[.AA17]*(1-[.AA12]/100)+[.AA18]*[.AA12]/100" office:value-type="float" office:value="25" calcext:value-type="float">
            <text:p>25</text:p>
          </table:table-cell>
          <table:table-cell table:style-name="ce8" table:formula="of:=[.AB17]*(1-[.AB12]/100)+[.AB18]*[.AB12]/100" office:value-type="float" office:value="57.95" calcext:value-type="float">
            <text:p>57.95</text:p>
          </table:table-cell>
          <table:table-cell table:style-name="ce8" table:formula="of:=[.AC17]*(1-[.AC12]/100)+[.AC18]*[.AC12]/100" office:value-type="float" office:value="48" calcext:value-type="float">
            <text:p>48</text:p>
          </table:table-cell>
          <table:table-cell table:style-name="ce8" table:formula="of:=[.AD17]*(1-[.AD12]/100)+[.AD18]*[.AD12]/100" office:value-type="float" office:value="61.125" calcext:value-type="float">
            <text:p>61.125</text:p>
          </table:table-cell>
          <table:table-cell table:style-name="ce8" table:formula="of:=[.AE17]*(1-[.AE12]/100)+[.AE18]*[.AE12]/100" office:value-type="float" office:value="66.25" calcext:value-type="float">
            <text:p>66.25</text:p>
          </table:table-cell>
          <table:table-cell table:style-name="ce8" table:formula="of:=[.AF17]*(1-[.AF12]/100)+[.AF18]*[.AF12]/100" office:value-type="float" office:value="90" calcext:value-type="float">
            <text:p>90</text:p>
          </table:table-cell>
          <table:table-cell table:style-name="ce8" table:formula="of:=[.AG17]*(1-[.AG12]/100)+[.AG18]*[.AG12]/100" office:value-type="float" office:value="51" calcext:value-type="float">
            <text:p>51</text:p>
          </table:table-cell>
          <table:table-cell table:style-name="ce8" table:formula="of:=[.AH17]*(1-[.AH12]/100)+[.AH18]*[.AH12]/100" office:value-type="float" office:value="30" calcext:value-type="float">
            <text:p>30</text:p>
          </table:table-cell>
          <table:table-cell table:style-name="ce8" table:formula="of:=[.AI17]*(1-[.AI12]/100)+[.AI18]*[.AI12]/100" office:value-type="float" office:value="34" calcext:value-type="float">
            <text:p>34</text:p>
          </table:table-cell>
          <table:table-cell table:style-name="ce8" table:formula="of:=[.AJ17]*(1-[.AJ12]/100)+[.AJ18]*[.AJ12]/100" office:value-type="float" office:value="112" calcext:value-type="float">
            <text:p>112</text:p>
          </table:table-cell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has .swf</text:p>
          </table:table-cell>
          <table:table-cell table:number-columns-repeated="35" table:style-name="ce9" office:value-type="string" calcext:value-type="string">
            <text:p>V</text:p>
          </table:table-cell>
          <table:table-cell table:number-columns-repeated="988"/>
        </table:table-row>
        <table:table-row table:style-name="ro3">
          <table:table-cell table:style-name="ce1" office:value-type="string" calcext:value-type="string">
            <text:p>In-Game</text:p>
          </table:table-cell>
          <table:table-cell table:number-columns-repeated="31" table:style-name="ce9"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V</text:p>
          </table:table-cell>
          <table:table-cell table:number-columns-repeated="988"/>
        </table:table-row>
        <table:table-row table:style-name="ro3">
          <table:table-cell>
            <draw:frame table:end-cell-address="Weapons.G38" table:end-x="2.07pt" table:end-y="5.24pt" draw:z-index="0" draw:name="Chart 1" draw:style-name="gr1" draw:text-style-name="P1" svg:width="359.97pt" svg:height="227.23pt" svg:x="121.49pt" svg:y="14.26pt">
              <draw:object draw:notify-on-update-of-ranges="Weapons.A19:Weapons.A19 Weapons.B19:Weapons.AF19 Weapons.B2:Weapons.AF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9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itional Monsters with Z" table:style-name="ta2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number-columns-repeated="2" table:default-cell-style-name="Default"/>
        <table:table-column table:style-name="co30" table:default-cell-style-name="Default"/>
        <table:table-column table:style-name="co24" table:number-columns-repeated="1017" table:default-cell-style-name="Default"/>
        <table:table-row table:style-name="ro1">
          <table:table-cell table:style-name="ce19" office:value-type="string" calcext:value-type="string">
            <text:p>feel free to contribute / add other Zard or Z-including monsters that were <text:span text:style-name="T1">not</text:span> in the original ZardWars, but are requested to be added, every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Monster</text:p>
          </table:table-cell>
          <table:table-cell table:style-name="ce20" office:value-type="string" calcext:value-type="string">
            <text:p>Monster .swf</text:p>
          </table:table-cell>
          <table:table-cell table:style-name="ce20" office:value-type="string" calcext:value-type="string">
            <text:p>Head .swf</text:p>
          </table:table-cell>
          <table:table-cell table:style-name="ce20" office:value-type="string" calcext:value-type="string">
            <text:p>Additional #1</text:p>
          </table:table-cell>
          <table:table-cell table:style-name="ce20" office:value-type="string" calcext:value-type="string">
            <text:p>Additional #2</text:p>
          </table:table-cell>
          <table:table-cell/>
          <table:table-cell table:style-name="ce20" office:value-type="string" calcext:value-type="string">
            <text:p>Missing .swfs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Zombie Zard</text:p>
          </table:table-cell>
          <table:table-cell table:style-name="ce23" office:value-type="string" calcext:value-type="string">
            <text:p><text:a xlink:href="https://guardian.battleon.com/game/flash/monsters/monster-zombiezard.swf" xlink:type="simple">https://guardian.battleon.com/game/flash/monsters/monster-zombiezard.swf</text:a></text:p>
          </table:table-cell>
          <table:table-cell table:style-name="ce23" office:value-type="string" calcext:value-type="string">
            <text:p><text:a xlink:href="http://guardian.battleon.com/build30/mheads/monster-zombiezard-head.swf" xlink:type="simple">http://guardian.battleon.com/build30/mheads/monster-zombiezard-head.swf</text:a></text:p>
          </table:table-cell>
          <table:table-cell table:style-name="ce30" table:number-columns-repeated="2"/>
          <table:table-cell/>
          <table:table-cell table:style-name="ce22" office:value-type="string" calcext:value-type="string">
            <text:p>CarnZard (Snugglefest)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SmartZard</text:p>
          </table:table-cell>
          <table:table-cell table:style-name="ce23" office:value-type="string" calcext:value-type="string">
            <text:p><text:a xlink:href="http://guardian.battleon.com/build30/monsters/monster-smartzard.swf" xlink:type="simple">http://guardian.battleon.com/build30/monsters/monster-smartzard.swf</text:a></text:p>
          </table:table-cell>
          <table:table-cell table:style-name="ce23" office:value-type="string" calcext:value-type="string">
            <text:p><text:a xlink:href="http://guardian.battleon.com/build30/mheads/monster-smartzard-head.swf" xlink:type="simple"> http://guardian.battleon.com/build30/mheads/monster-smart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adZard</text:p>
          </table:table-cell>
          <table:table-cell table:style-name="ce23" office:value-type="string" calcext:value-type="string">
            <text:p><text:a xlink:href="http://guardian.battleon.com/build30/monsters/monster-toadzard3.swf" xlink:type="simple">http://guardian.battleon.com/build30/monsters/monster-toadzard3.swf</text:a></text:p>
          </table:table-cell>
          <table:table-cell table:style-name="ce23" office:value-type="string" calcext:value-type="string">
            <text:p><text:a xlink:href="http://guardian.battleon.com/build30/mheads/mhead-toadzard.swf" xlink:type="simple">http://guardian.battleon.com/build30/mheads/mhead-toad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VolcanoZard</text:p>
          </table:table-cell>
          <table:table-cell table:style-name="ce23" office:value-type="string" calcext:value-type="string">
            <text:p><text:a xlink:href="http://guardian.battleon.com/build30/monsters/monster-volcanozard.swf" xlink:type="simple">http://guardian.battleon.com/build30/monsters/monster-volcanozard.swf</text:a></text:p>
          </table:table-cell>
          <table:table-cell table:style-name="ce23" office:value-type="string" calcext:value-type="string">
            <text:p><text:a xlink:href="http://guardian.battleon.com/build30/mheads/monster-infernozard2-head.swf" xlink:type="simple">http://guardian.battleon.com/build30/mheads/monster-infernozard2-head.swf</text:a></text:p>
          </table:table-cell>
          <table:table-cell table:style-name="ce30"/>
          <table:table-cell table:style-name="ce31"/>
          <table:table-cell table:number-columns-repeated="1019"/>
        </table:table-row>
        <table:table-row table:style-name="ro1">
          <table:table-cell table:style-name="ce21" office:value-type="string" calcext:value-type="string">
            <text:p>OrcaZard</text:p>
          </table:table-cell>
          <table:table-cell table:style-name="ce23" office:value-type="string" calcext:value-type="string">
            <text:p><text:a xlink:href="http://guardian.battleon.com/build30/monsters/monster-OrcaZard.swf" xlink:type="simple">http://guardian.battleon.com/build30/monsters/monster-OrcaZard.swf</text:a></text:p>
          </table:table-cell>
          <table:table-cell table:style-name="ce23" office:value-type="string" calcext:value-type="string">
            <text:p><text:a xlink:href="http://guardian.battleon.com/build30/mheads/monster-whalezard2-head.swf" xlink:type="simple">http://guardian.battleon.com/build30/mheads/monster-whalezard2-head.swf</text:a></text:p>
          </table:table-cell>
          <table:table-cell table:style-name="ce30"/>
          <table:table-cell table:style-name="ce31"/>
          <table:table-cell table:number-columns-repeated="1019"/>
        </table:table-row>
        <table:table-row table:style-name="ro1">
          <table:table-cell table:style-name="ce21" office:value-type="string" calcext:value-type="string">
            <text:p>Malzar</text:p>
          </table:table-cell>
          <table:table-cell table:style-name="ce23" office:value-type="string" calcext:value-type="string">
            <text:p><text:a xlink:href="http://guardian.battleon.com/build30/monsters/monster-malzar.swf" xlink:type="simple">http://guardian.battleon.com/build30/monsters/monster-malzar.swf</text:a></text:p>
          </table:table-cell>
          <table:table-cell table:style-name="ce23" office:value-type="string" calcext:value-type="string">
            <text:p><text:a xlink:href="http://guardian.battleon.com/build30/mheads/monster-malzar-head.swf" xlink:type="simple">http://guardian.battleon.com/build30/mheads/monster-malzar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AlienZard</text:p>
          </table:table-cell>
          <table:table-cell table:style-name="ce23" office:value-type="string" calcext:value-type="string">
            <text:p><text:a xlink:href="http://guardian.battleon.com/build30/monsters/monster-alienzard.swf" xlink:type="simple">http://guardian.battleon.com/build30/monsters/monster-alienzard.swf</text:a></text:p>
          </table:table-cell>
          <table:table-cell table:style-name="ce26" office:value-type="string" calcext:value-type="string">
            <text:p>Corrup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AlienZard Queen</text:p>
          </table:table-cell>
          <table:table-cell table:style-name="ce23" office:value-type="string" calcext:value-type="string">
            <text:p><text:a xlink:href="http://guardian.battleon.com/build30/monsters/monster-AZqueen.swf" xlink:type="simple">http://guardian.battleon.com/build30/monsters/monster-AZqueen.swf</text:a></text:p>
          </table:table-cell>
          <table:table-cell table:style-name="ce26" office:value-type="string" calcext:value-type="string">
            <text:p>Corrupted</text:p>
          </table:table-cell>
          <table:table-cell table:style-name="ce30"/>
          <table:table-cell table:style-name="ce31"/>
          <table:table-cell table:number-columns-repeated="1019"/>
        </table:table-row>
        <table:table-row table:style-name="ro1">
          <table:table-cell table:style-name="ce21" office:value-type="string" calcext:value-type="string">
            <text:p>ZapZard</text:p>
          </table:table-cell>
          <table:table-cell table:style-name="ce23" office:value-type="string" calcext:value-type="string">
            <text:p><text:a xlink:href="http://guardian.battleon.com/build30/monsters/monster-ZapZard.swf" xlink:type="simple">http://guardian.battleon.com/build30/monsters/monster-ZapZard.swf</text:a></text:p>
          </table:table-cell>
          <table:table-cell table:style-name="ce26" office:value-type="string" calcext:value-type="string">
            <text:p>Corrup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LizZard</text:p>
          </table:table-cell>
          <table:table-cell table:style-name="ce23" office:value-type="string" calcext:value-type="string">
            <text:p><text:a xlink:href="http://guardian.battleon.com/build30/monsters/monster-lizzard.swf" xlink:type="simple">http://guardian.battleon.com/build30/monsters/monster-lizzard.swf</text:a></text:p>
          </table:table-cell>
          <table:table-cell table:style-name="ce23" office:value-type="string" calcext:value-type="string">
            <text:p><text:a xlink:href="http://guardian.battleon.com/build30/mheads/monster-toadzard2-head.swf" xlink:type="simple">http://guardian.battleon.com/build30/mheads/monster-toadzard2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BuzZard</text:p>
          </table:table-cell>
          <table:table-cell table:style-name="ce23" office:value-type="string" calcext:value-type="string">
            <text:p><text:a xlink:href="http://guardian.battleon.com/build30/monsters/monster-BuzZard3.swf" xlink:type="simple">http://guardian.battleon.com/build30/monsters/monster-BuzZard3.swf</text:a></text:p>
          </table:table-cell>
          <table:table-cell table:style-name="ce23" office:value-type="string" calcext:value-type="string">
            <text:p><text:a xlink:href="http://guardian.battleon.com/build30/mheads/mhead-BuzZard.swf" xlink:type="simple">http://guardian.battleon.com/build30/mheads/mhead-Buz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BioHaZard</text:p>
          </table:table-cell>
          <table:table-cell table:style-name="ce23" office:value-type="string" calcext:value-type="string">
            <text:p><text:a xlink:href="http://guardian.battleon.com/build30/monsters/monster-BioHaZard.swf" xlink:type="simple">http://guardian.battleon.com/build30/monsters/monster-BioHaZard.swf</text:a></text:p>
          </table:table-cell>
          <table:table-cell table:style-name="ce23" office:value-type="string" calcext:value-type="string">
            <text:p><text:a xlink:href="http://guardian.battleon.com/build30/mheads/mhead-BioHaZard.swf" xlink:type="simple">http://guardian.battleon.com/build30/mheads/mhead-BioHa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aeszard</text:p>
          </table:table-cell>
          <table:table-cell table:style-name="ce23" office:value-type="string" calcext:value-type="string">
            <text:p><text:a xlink:href="http://guardian.battleon.com/build30/monsters/monster-Caeszard.swf" xlink:type="simple">http://guardian.battleon.com/build30/monsters/monster-Caeszard.swf</text:a></text:p>
          </table:table-cell>
          <table:table-cell table:style-name="ce23" office:value-type="string" calcext:value-type="string">
            <text:p><text:a xlink:href="http://guardian.battleon.com/build30/mheads/mhead-Caeszard.swf" xlink:type="simple">http://guardian.battleon.com/build30/mheads/mhead-Caes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zard</text:p>
          </table:table-cell>
          <table:table-cell table:style-name="ce23" office:value-type="string" calcext:value-type="string">
            <text:p><text:a xlink:href="http://guardian.battleon.com/build30/monsters/monster-Czard2.swf" xlink:type="simple">http://guardian.battleon.com/build30/monsters/monster-Czard2.swf</text:a></text:p>
          </table:table-cell>
          <table:table-cell table:style-name="ce23" office:value-type="string" calcext:value-type="string">
            <text:p><text:a xlink:href="http://guardian.battleon.com/build30/mheads/mhead-Czard.swf" xlink:type="simple">http://guardian.battleon.com/build30/mheads/mhead-C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ian</text:p>
          </table:table-cell>
          <table:table-cell table:style-name="ce23" office:value-type="string" calcext:value-type="string">
            <text:p><text:a xlink:href="http://guardian.battleon.com/build30/monsters/monster-Zardian.swf" xlink:type="simple">http://guardian.battleon.com/build30/monsters/monster-Zardian.swf</text:a></text:p>
          </table:table-cell>
          <table:table-cell table:style-name="ce23" office:value-type="string" calcext:value-type="string">
            <text:p><text:a xlink:href="http://guardian.battleon.com/build30/mheads/mhead-Zardian.swf" xlink:type="simple">http://guardian.battleon.com/build30/mheads/mhead-Zardian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WhaleZard</text:p>
          </table:table-cell>
          <table:table-cell table:style-name="ce23" office:value-type="string" calcext:value-type="string">
            <text:p><text:a xlink:href="http://guardian.battleon.com/build30/monsters/monster-whalezard4.swf" xlink:type="simple">http://guardian.battleon.com/build30/monsters/monster-whalezard4.swf</text:a></text:p>
          </table:table-cell>
          <table:table-cell table:style-name="ce23" office:value-type="string" calcext:value-type="string">
            <text:p><text:a xlink:href="http://guardian.battleon.com/build30/mheads/mhead-whalezard.swf" xlink:type="simple">http://guardian.battleon.com/build30/mheads/mhead-whale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tormZard</text:p>
          </table:table-cell>
          <table:table-cell table:style-name="ce23" office:value-type="string" calcext:value-type="string">
            <text:p><text:a xlink:href="http://guardian.battleon.com/build30/monsters/monster-stormzard4.swf" xlink:type="simple">http://guardian.battleon.com/build30/monsters/monster-stormzard4.swf</text:a></text:p>
          </table:table-cell>
          <table:table-cell table:style-name="ce23" office:value-type="string" calcext:value-type="string">
            <text:p><text:a xlink:href="http://guardian.battleon.com/build30/mheads/mhead-stormzard.swf" xlink:type="simple">http://guardian.battleon.com/build30/mheads/mhead-storm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LightZard</text:p>
          </table:table-cell>
          <table:table-cell table:style-name="ce23" office:value-type="string" calcext:value-type="string">
            <text:p><text:a xlink:href="http://guardian.battleon.com/build30/monsters/monster-lightzard4.swf" xlink:type="simple">http://guardian.battleon.com/build30/monsters/monster-lightzard4.swf</text:a></text:p>
          </table:table-cell>
          <table:table-cell table:style-name="ce23" office:value-type="string" calcext:value-type="string">
            <text:p><text:a xlink:href="http://guardian.battleon.com/build30/mheads/mhead-lightzard.swf" xlink:type="simple">http://guardian.battleon.com/build30/mheads/mhead-light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NightZard</text:p>
          </table:table-cell>
          <table:table-cell table:style-name="ce23" office:value-type="string" calcext:value-type="string">
            <text:p><text:a xlink:href="http://guardian.battleon.com/build30/monsters/monster-Nightzard2.swf" xlink:type="simple">http://guardian.battleon.com/build30/monsters/monster-Nightzard2.swf</text:a></text:p>
          </table:table-cell>
          <table:table-cell table:style-name="ce23" office:value-type="string" calcext:value-type="string">
            <text:p><text:a xlink:href="http://guardian.battleon.com/build30/mheads/mhead-Nightzard.swf" xlink:type="simple">http://guardian.battleon.com/build30/mheads/mhead-Night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InfernoZard</text:p>
          </table:table-cell>
          <table:table-cell table:style-name="ce23" office:value-type="string" calcext:value-type="string">
            <text:p><text:a xlink:href="http://guardian.battleon.com/build30/monsters/monster-infernozard4.swf" xlink:type="simple">http://guardian.battleon.com/build30/monsters/monster-infernozard4.swf</text:a></text:p>
          </table:table-cell>
          <table:table-cell table:style-name="ce23" office:value-type="string" calcext:value-type="string">
            <text:p><text:a xlink:href="http://guardian.battleon.com/build30/mheads/mhead-infernozard.swf" xlink:type="simple">http://guardian.battleon.com/build30/mheads/mhead-inferno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loudzard</text:p>
          </table:table-cell>
          <table:table-cell table:style-name="ce23" office:value-type="string" calcext:value-type="string">
            <text:p><text:a xlink:href="http://guardian.battleon.com/build30/monsters/monster-CloudZard3.swf" xlink:type="simple">http://guardian.battleon.com/build30/monsters/monster-CloudZard3.swf</text:a></text:p>
          </table:table-cell>
          <table:table-cell table:style-name="ce23" office:value-type="string" calcext:value-type="string">
            <text:p><text:a xlink:href="http://guardian.battleon.com/build30/mheads/mhead-CloudZard3.swf" xlink:type="simple">http://guardian.battleon.com/build30/mheads/mhead-CloudZard3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Dinozard</text:p>
          </table:table-cell>
          <table:table-cell table:style-name="ce23" office:value-type="string" calcext:value-type="string">
            <text:p><text:a xlink:href="http://guardian.battleon.com/build30/monsters/monster-dinozard.swf" xlink:type="simple">http://guardian.battleon.com/build30/monsters/monster-dinozard.swf</text:a></text:p>
          </table:table-cell>
          <table:table-cell table:style-name="ce23" office:value-type="string" calcext:value-type="string">
            <text:p><text:a xlink:href="http://guardian.battleon.com/build30/mheads/monster-dinozard-head.swf" xlink:type="simple">http://guardian.battleon.com/build30/mheads/monster-dino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osaurus Rex</text:p>
          </table:table-cell>
          <table:table-cell table:style-name="ce23" office:value-type="string" calcext:value-type="string">
            <text:p><text:a xlink:href="http://guardian.battleon.com/build30/monsters/monster-trexzard2.swf" xlink:type="simple">http://guardian.battleon.com/build30/monsters/monster-trexzard2.swf</text:a></text:p>
          </table:table-cell>
          <table:table-cell table:style-name="ce23" office:value-type="string" calcext:value-type="string">
            <text:p><text:a xlink:href="http://guardian.battleon.com/build30/mheads/monster-trexzard-head.swf" xlink:type="simple">http://guardian.battleon.com/build30/mheads/monster-trex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Wasp Zards</text:p>
          </table:table-cell>
          <table:table-cell table:style-name="ce23" office:value-type="string" calcext:value-type="string">
            <text:p><text:a xlink:href="http://guardian.battleon.com/build30/monsters/monster-waspzard.swf" xlink:type="simple">http://guardian.battleon.com/build30/monsters/monster-waspzard.swf</text:a></text:p>
          </table:table-cell>
          <table:table-cell table:style-name="ce26" office:value-type="string" calcext:value-type="string">
            <text:p>Corrup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corpionzard</text:p>
          </table:table-cell>
          <table:table-cell table:style-name="ce23" office:value-type="string" calcext:value-type="string">
            <text:p><text:a xlink:href="http://guardian.battleon.com/build30/monsters/monster-scorpzard4.swf" xlink:type="simple">http://guardian.battleon.com/build30/monsters/monster-scorpzard4.swf</text:a></text:p>
          </table:table-cell>
          <table:table-cell table:style-name="ce23" office:value-type="string" calcext:value-type="string">
            <text:p><text:a xlink:href="http://guardian.battleon.com/build30/mheads/mhead-ScorpZard.swf" xlink:type="simple">http://guardian.battleon.com/build30/mheads/mhead-ScorpZard.swf</text:a></text:p>
          </table:table-cell>
          <table:table-cell table:style-name="ce30"/>
          <table:table-cell table:style-name="ce31"/>
          <table:table-cell table:number-columns-repeated="1019"/>
        </table:table-row>
        <table:table-row table:style-name="ro1">
          <table:table-cell table:style-name="ce21" office:value-type="string" calcext:value-type="string">
            <text:p>Beetle Zard</text:p>
          </table:table-cell>
          <table:table-cell table:style-name="ce23" office:value-type="string" calcext:value-type="string">
            <text:p><text:a xlink:href="http://guardian.battleon.com/build30/monsters/monster-beetlezard4.swf" xlink:type="simple">http://guardian.battleon.com/build30/monsters/monster-beetlezard4.swf</text:a></text:p>
          </table:table-cell>
          <table:table-cell table:style-name="ce23" office:value-type="string" calcext:value-type="string">
            <text:p><text:a xlink:href="http://guardian.battleon.com/build30/mheads/mhead-BeetleZard.swf" xlink:type="simple">http://guardian.battleon.com/build30/mheads/mhead-Beetle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aveZard</text:p>
          </table:table-cell>
          <table:table-cell table:style-name="ce23" office:value-type="string" calcext:value-type="string">
            <text:p><text:a xlink:href="http://guardian.battleon.com/build30/monsters/monster-cavezard.swf" xlink:type="simple">http://guardian.battleon.com/build30/monsters/monster-cavezard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PteraZard</text:p>
          </table:table-cell>
          <table:table-cell table:style-name="ce23" office:value-type="string" calcext:value-type="string">
            <text:p><text:a xlink:href="http://guardian.battleon.com/build30/monsters/monster-pterazard.swf" xlink:type="simple">http://guardian.battleon.com/build30/monsters/monster-pterazard.swf</text:a></text:p>
          </table:table-cell>
          <table:table-cell table:style-name="ce23" office:value-type="string" calcext:value-type="string">
            <text:p><text:a xlink:href="http://guardian.battleon.com/build30/mheads/monster-pterazard-head.swf" xlink:type="simple">http://guardian.battleon.com/build30/mheads/monster-ptera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Num-Num</text:p>
          </table:table-cell>
          <table:table-cell table:style-name="ce23" office:value-type="string" calcext:value-type="string">
            <text:p><text:a xlink:href="http://guardian.battleon.com/build30/monsters/monster-numnum.swf" xlink:type="simple">http://guardian.battleon.com/build30/monsters/monster-numnum.swf</text:a></text:p>
          </table:table-cell>
          <table:table-cell table:style-name="ce23" office:value-type="string" calcext:value-type="string">
            <text:p><text:a xlink:href="http://guardian.battleon.com/build30/mheads/monster-numnum-head.swf" xlink:type="simple">http://guardian.battleon.com/build30/mheads/monster-numnum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hellzard</text:p>
          </table:table-cell>
          <table:table-cell table:style-name="ce23" office:value-type="string" calcext:value-type="string">
            <text:p><text:a xlink:href="http://guardian.battleon.com/build30/monsters/monster-shellzard.swf" xlink:type="simple">http://guardian.battleon.com/build30/monsters/monster-shellzard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ine</text:p>
          </table:table-cell>
          <table:table-cell table:style-name="ce23" office:value-type="string" calcext:value-type="string">
            <text:p><text:a xlink:href="http://guardian.battleon.com/build30/monsters/monster-zardine2.swf" xlink:type="simple">http://guardian.battleon.com/build30/monsters/monster-zardine2.swf</text:a></text:p>
          </table:table-cell>
          <table:table-cell table:style-name="ce23" office:value-type="string" calcext:value-type="string">
            <text:p><text:a xlink:href="http://guardian.battleon.com/build30/mheads/mhead-zardine.swf" xlink:type="simple">http://guardian.battleon.com/build30/mheads/mhead-zardine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heezard</text:p>
          </table:table-cell>
          <table:table-cell table:style-name="ce23" office:value-type="string" calcext:value-type="string">
            <text:p><text:a xlink:href="http://guardian.battleon.com/build30/monsters/monster-cheezard.swf" xlink:type="simple">http://guardian.battleon.com/build30/monsters/monster-cheezard.swf</text:a></text:p>
          </table:table-cell>
          <table:table-cell table:style-name="ce27" office:value-type="string" calcext:value-type="string">
            <text:p>Uses Frogzard 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master (On Foot)</text:p>
          </table:table-cell>
          <table:table-cell table:style-name="ce23" office:value-type="string" calcext:value-type="string">
            <text:p><text:a xlink:href="http://guardian.battleon.com/build30/monsters/monster-zardmasterfoot.swf" xlink:type="simple">http://guardian.battleon.com/build30/monsters/monster-zardmasterfoot.swf</text:a></text:p>
          </table:table-cell>
          <table:table-cell table:style-name="ce23" office:value-type="string" calcext:value-type="string">
            <text:p><text:a xlink:href="http://guardian.battleon.com/build30/mheads/mhead-zardmaster.swf" xlink:type="simple">http://guardian.battleon.com/build30/mheads/mhead-zardmaster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master (Evolved)</text:p>
          </table:table-cell>
          <table:table-cell table:style-name="ce23" office:value-type="string" calcext:value-type="string">
            <text:p><text:a xlink:href="http://guardian.battleon.com/build30/monsters/monster-zardmasterfull.swf" xlink:type="simple">http://guardian.battleon.com/build30/monsters/monster-zardmasterfull.swf</text:a></text:p>
          </table:table-cell>
          <table:table-cell table:style-name="ce23" office:value-type="string" calcext:value-type="string">
            <text:p><text:a xlink:href="http://guardian.battleon.com/build30/mheads/mhead-zardmaster.swf" xlink:type="simple">http://guardian.battleon.com/build30/mheads/mhead-zardmaster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cisszard</text:p>
          </table:table-cell>
          <table:table-cell table:style-name="ce23" office:value-type="string" calcext:value-type="string">
            <text:p><text:a xlink:href="http://guardian.battleon.com/build30/monsters/monster-scisszard.swf" xlink:type="simple">http://guardian.battleon.com/build30/monsters/monster-scisszard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RockLobZard</text:p>
          </table:table-cell>
          <table:table-cell table:style-name="ce23" office:value-type="string" calcext:value-type="string">
            <text:p><text:a xlink:href="http://guardian.battleon.com/build30/monsters/monster-rocklobzard.swf" xlink:type="simple">http://guardian.battleon.com/build30/monsters/monster-rocklobzard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RockZard</text:p>
          </table:table-cell>
          <table:table-cell table:style-name="ce23" office:value-type="string" calcext:value-type="string">
            <text:p><text:a xlink:href="http://guardian.battleon.com/build30/monsters/monster-rockzard.swf" xlink:type="simple">http://guardian.battleon.com/build30/monsters/monster-rockzard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Mogzard M</text:p>
          </table:table-cell>
          <table:table-cell table:style-name="ce23" office:value-type="string" calcext:value-type="string">
            <text:p><text:a xlink:href="http://guardian.battleon.com/build30/monsters/monster-mogzardm.swf" xlink:type="simple">http://guardian.battleon.com/build30/monsters/monster-mogzardm.swf</text:a></text:p>
          </table:table-cell>
          <table:table-cell table:style-name="ce26" office:value-type="string" calcext:value-type="string">
            <text:p>Corrup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Mogzard F</text:p>
          </table:table-cell>
          <table:table-cell table:style-name="ce23" office:value-type="string" calcext:value-type="string">
            <text:p><text:a xlink:href="http://guardian.battleon.com/build30/monsters/monster-mogzardf.swf" xlink:type="simple">http://guardian.battleon.com/build30/monsters/monster-mogzardf.swf</text:a></text:p>
          </table:table-cell>
          <table:table-cell table:style-name="ce26" office:value-type="string" calcext:value-type="string">
            <text:p>Corrup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DebilZard</text:p>
          </table:table-cell>
          <table:table-cell table:style-name="ce23" office:value-type="string" calcext:value-type="string">
            <text:p><text:a xlink:href="http://guardian.battleon.com/build30/monsters/monster-devilzard2.swf" xlink:type="simple">http://guardian.battleon.com/build30/monsters/monster-devilzard2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VorpalZard</text:p>
          </table:table-cell>
          <table:table-cell table:style-name="ce23" office:value-type="string" calcext:value-type="string">
            <text:p><text:a xlink:href="http://guardian.battleon.com/build30/monsters/monster-vorpalzard2.swf" xlink:type="simple">http://guardian.battleon.com/build30/monsters/monster-vorpalzard2.swf</text:a></text:p>
          </table:table-cell>
          <table:table-cell table:style-name="ce23" office:value-type="string" calcext:value-type="string">
            <text:p><text:a xlink:href="http://guardian.battleon.com/build30/mheads/monster-vorpalzard-head.swf" xlink:type="simple">http://guardian.battleon.com/build30/mheads/monster-vorpal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 X</text:p>
          </table:table-cell>
          <table:table-cell table:style-name="ce23" office:value-type="string" calcext:value-type="string">
            <text:p><text:a xlink:href="https://guardian.battleon.com/game/flash/monsters/monster-zardx.swf" xlink:type="simple">https://guardian.battleon.com/game/flash/monsters/monster-zardx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 X-2</text:p>
          </table:table-cell>
          <table:table-cell table:style-name="ce23" office:value-type="string" calcext:value-type="string">
            <text:p><text:a xlink:href="https://guardian.battleon.com/game/flash/monsters/monster-zardx2.swf" xlink:type="simple">https://guardian.battleon.com/game/flash/monsters/monster-zardx2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 X-3</text:p>
          </table:table-cell>
          <table:table-cell table:style-name="ce23" office:value-type="string" calcext:value-type="string">
            <text:p><text:a xlink:href="https://guardian.battleon.com/game/flash/monsters/monster-zardx3.swf" xlink:type="simple">https://guardian.battleon.com/game/flash/monsters/monster-zardx3.swf</text:a></text:p>
          </table:table-cell>
          <table:table-cell table:style-name="ce27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Lanceler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Neberon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Grimweld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Mermazon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Mermazon Archer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Razorwing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ickly Zombie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Gold Chest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ombie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ire Drakel Caster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zott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Ganzard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razzlhutch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Quizzat</text:p>
          </table:table-cell>
          <table:table-cell table:style-name="ce24"/>
          <table:table-cell table:style-name="ce23" office:value-type="string" calcext:value-type="string">
            <text:p><text:a xlink:href="https://guardian.battleon.com/game/flash/mheads/monster-quizzat-head.swf" xlink:type="simple">https://guardian.battleon.com/game/flash/mheads/monster-quizzat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loudZard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LightZard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NightZard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Razorclaw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tormZard</text:p>
          </table:table-cell>
          <table:table-cell table:style-name="ce24"/>
          <table:table-cell table:style-name="ce28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rankenZard</text:p>
          </table:table-cell>
          <table:table-cell table:style-name="ce23" office:value-type="string" calcext:value-type="string">
            <text:p><text:a xlink:href="http://guardian.battleon.com/build30/monsters/monster-frankenzard.swf" xlink:type="simple">http://guardian.battleon.com/build30/monsters/monster-frankenzard.swf</text:a></text:p>
          </table:table-cell>
          <table:table-cell table:style-name="ce29" office:value-type="string" calcext:value-type="string">
            <text:p>Corrup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nowBunny Zard</text:p>
          </table:table-cell>
          <table:table-cell table:number-columns-repeated="2" table:style-name="ce22" office:value-type="string" calcext:value-type="string">
            <text:p>Uses Vorpal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MoZard</text:p>
          </table:table-cell>
          <table:table-cell table:style-name="ce23" office:value-type="string" calcext:value-type="string">
            <text:p><text:a xlink:href="http://guardian.battleon.com/build30/monsters/monster-mozard.swf" xlink:type="simple">http://guardian.battleon.com/build30/monsters/monster-mozard.swf</text:a></text:p>
          </table:table-cell>
          <table:table-cell table:style-name="ce23" office:value-type="string" calcext:value-type="string">
            <text:p><text:a xlink:href="https://guardian.battleon.com/game/flash/mheads/monster-mozard-head.swf" xlink:type="simple">https://guardian.battleon.com/game/flash/mheads/monster-mo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master OG</text:p>
          </table:table-cell>
          <table:table-cell table:style-name="ce23" office:value-type="string" calcext:value-type="string">
            <text:p><text:a xlink:href="http://guardian.battleon.com/build30/monsters/monster-zardmaster3.swf" xlink:type="simple">http://guardian.battleon.com/build30/monsters/monster-zardmaster3.swf</text:a></text:p>
          </table:table-cell>
          <table:table-cell table:style-name="ce23" office:value-type="string" calcext:value-type="string">
            <text:p><text:a xlink:href="http://guardian.battleon.com/build30/mheads/mhead-zardmaster.swf" xlink:type="simple">http://guardian.battleon.com/build30/mheads/mhead-zardmaster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Undead Zard</text:p>
          </table:table-cell>
          <table:table-cell table:style-name="ce23" office:value-type="string" calcext:value-type="string">
            <text:p><text:a xlink:href="http://guardian.battleon.com/build30/monsters/monster-undeadzard.swf" xlink:type="simple">http://guardian.battleon.com/build30/monsters/monster-undeadzard.swf</text:a></text:p>
          </table:table-cell>
          <table:table-cell table:style-name="ce23" office:value-type="string" calcext:value-type="string">
            <text:p><text:a xlink:href="http://guardian.battleon.com/build30/mheads/monster-undeadzard-head.swf" xlink:type="simple">http://guardian.battleon.com/build30/mheads/monster-undead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Jack-O-Zard</text:p>
          </table:table-cell>
          <table:table-cell table:style-name="ce23" office:value-type="string" calcext:value-type="string">
            <text:p><text:a xlink:href="http://guardian.battleon.com/build30/monsters/monster-jackozard.swf" xlink:type="simple">http://guardian.battleon.com/build30/monsters/monster-jackozard.swf</text:a></text:p>
          </table:table-cell>
          <table:table-cell table:style-name="ce22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HapHaZard</text:p>
          </table:table-cell>
          <table:table-cell table:style-name="ce23" office:value-type="string" calcext:value-type="string">
            <text:p><text:a xlink:href="http://guardian.battleon.com/build30/monsters/monster-haphapzard.swf" xlink:type="simple">http://guardian.battleon.com/build30/monsters/monster-haphapzard.swf</text:a></text:p>
          </table:table-cell>
          <table:table-cell table:style-name="ce23" office:value-type="string" calcext:value-type="string">
            <text:p><text:a xlink:href="http://guardian.battleon.com/build30/mheads/monster-haphazard-head.swf" xlink:type="simple">http://guardian.battleon.com/build30/mheads/monster-haphazard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NogZard</text:p>
          </table:table-cell>
          <table:table-cell table:style-name="ce23" office:value-type="string" calcext:value-type="string">
            <text:p><text:a xlink:href="http://guardian.battleon.com/build30/monsters/monster-nogzard.swf" xlink:type="simple">http://guardian.battleon.com/build30/monsters/monster-nogzard.swf</text:a></text:p>
          </table:table-cell>
          <table:table-cell table:style-name="ce23" office:value-type="string" calcext:value-type="string">
            <text:p><text:a xlink:href="http://guardian.battleon.com/build30/mheads/mhead-nogzard.swf" xlink:type="simple">http://guardian.battleon.com/build30/mheads/mhead-nog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errorZard</text:p>
          </table:table-cell>
          <table:table-cell table:number-columns-repeated="2" table:style-name="ce22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VelociZard</text:p>
          </table:table-cell>
          <table:table-cell table:style-name="ce23" office:value-type="string" calcext:value-type="string">
            <text:p><text:a xlink:href="http://guardian.battleon.com/build30/monsters/monster-velocizard.swf" xlink:type="simple">http://guardian.battleon.com/build30/monsters/monster-velocizard.swf</text:a></text:p>
          </table:table-cell>
          <table:table-cell table:style-name="ce23" office:value-type="string" calcext:value-type="string">
            <text:p><text:a xlink:href="http://guardian.battleon.com/build30/mheads/mhead-velocizard.swf" xlink:type="simple">http://guardian.battleon.com/build30/mheads/mhead-veloci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BalloonZard</text:p>
          </table:table-cell>
          <table:table-cell table:style-name="ce23" office:value-type="string" calcext:value-type="string">
            <text:p><text:a xlink:href="http://guardian.battleon.com/build30/monsters/monster-balloonzard.swf" xlink:type="simple">http://guardian.battleon.com/build30/monsters/monster-balloonzard.swf</text:a></text:p>
          </table:table-cell>
          <table:table-cell table:style-name="ce23" office:value-type="string" calcext:value-type="string">
            <text:p><text:a xlink:href="http://guardian.battleon.com/build30/mheads/mhead-balloonzard.swf" xlink:type="simple">http://guardian.battleon.com/build30/mheads/mhead-balloon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ruitBukekZard</text:p>
          </table:table-cell>
          <table:table-cell table:style-name="ce23" office:value-type="string" calcext:value-type="string">
            <text:p><text:a xlink:href="http://guardian.battleon.com/build30/monsters/monster-ancientfruitcakezard.swf" xlink:type="simple">http://guardian.battleon.com/build30/monsters/monster-ancientfruitcakezard.swf</text:a></text:p>
          </table:table-cell>
          <table:table-cell table:style-name="ce23" office:value-type="string" calcext:value-type="string">
            <text:p><text:a xlink:href="http://guardian.battleon.com/build30/mheads/mhead-ancientfruitcakezard.swf" xlink:type="simple">http://guardian.battleon.com/build30/mheads/mhead-ancientfruitcake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Autozard</text:p>
          </table:table-cell>
          <table:table-cell table:style-name="ce23" office:value-type="string" calcext:value-type="string">
            <text:p><text:a xlink:href="http://guardian.battleon.com/build30/monsters/monster-autozard.swf" xlink:type="simple">http://guardian.battleon.com/build30/monsters/monster-autozard.swf</text:a></text:p>
          </table:table-cell>
          <table:table-cell table:style-name="ce22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Undead Lucizard</text:p>
          </table:table-cell>
          <table:table-cell table:style-name="ce23" office:value-type="string" calcext:value-type="string">
            <text:p><text:a xlink:href="http://guardian.battleon.com/build30/monsters/monster-undeadlucizard.swf" xlink:type="simple">http://guardian.battleon.com/build30/monsters/monster-undeadlucizard.swf</text:a></text:p>
          </table:table-cell>
          <table:table-cell table:style-name="ce22" office:value-type="string" calcext:value-type="string">
            <text:p>Uses Undead 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Rhubzard</text:p>
          </table:table-cell>
          <table:table-cell table:style-name="ce23" office:value-type="string" calcext:value-type="string">
            <text:p><text:a xlink:href="http://guardian.battleon.com/build30/monsters/rhubzard.swf" xlink:type="simple">http://guardian.battleon.com/build30/monsters/rhubzard.swf</text:a></text:p>
          </table:table-cell>
          <table:table-cell table:style-name="ce23" office:value-type="string" calcext:value-type="string">
            <text:p><text:a xlink:href="http://guardian.battleon.com/build30/mheads/mhead-rhubzard.swf" xlink:type="simple">http://guardian.battleon.com/build30/mheads/mhead-rhub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urZard</text:p>
          </table:table-cell>
          <table:table-cell table:number-columns-repeated="2" table:style-name="ce22" office:value-type="string" calcext:value-type="string">
            <text:p>Uses Frogzar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PikaZard</text:p>
          </table:table-cell>
          <table:table-cell table:style-name="ce23" office:value-type="string" calcext:value-type="string">
            <text:p><text:a xlink:href="http://guardian.battleon.com/build30/monsters/monster-pikazard.swf" xlink:type="simple">http://guardian.battleon.com/build30/monsters/monster-pikazard.swf</text:a></text:p>
          </table:table-cell>
          <table:table-cell table:style-name="ce23" office:value-type="string" calcext:value-type="string">
            <text:p><text:a xlink:href="http://guardian.battleon.com/build30/mheads/mhead-pikazard.swf" xlink:type="simple">http://guardian.battleon.com/build30/mheads/mhead-pika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Zardnado</text:p>
          </table:table-cell>
          <table:table-cell table:style-name="ce23" office:value-type="string" calcext:value-type="string">
            <text:p><text:a xlink:href="http://guardian.battleon.com/build30/monsters/monster-zardnado.swf" xlink:type="simple">http://guardian.battleon.com/build30/monsters/monster-zardnado.swf</text:a></text:p>
          </table:table-cell>
          <table:table-cell table:style-name="ce23" office:value-type="string" calcext:value-type="string">
            <text:p><text:a xlink:href="http://guardian.battleon.com/build30/mheads/mhead-zardnado.swf" xlink:type="simple">http://guardian.battleon.com/build30/mheads/mhead-zardnado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Leprezard</text:p>
          </table:table-cell>
          <table:table-cell table:style-name="ce23" office:value-type="string" calcext:value-type="string">
            <text:p><text:a xlink:href="http://guardian.battleon.com/build30/monsters/monster-leprezard.swf" xlink:type="simple">http://guardian.battleon.com/build30/monsters/monster-leprezard.swf</text:a></text:p>
          </table:table-cell>
          <table:table-cell table:style-name="ce23" office:value-type="string" calcext:value-type="string">
            <text:p><text:a xlink:href="http://guardian.battleon.com/build30/mheads/mhead-leprezard.swf" xlink:type="simple">http://guardian.battleon.com/build30/mheads/mhead-leprezar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LepreZardMaster</text:p>
          </table:table-cell>
          <table:table-cell table:style-name="ce23" office:value-type="string" calcext:value-type="string">
            <text:p><text:a xlink:href="http://guardian.battleon.com/build30/monsters/monster-zardmasterlep.swf" xlink:type="simple">http://guardian.battleon.com/build30/monsters/monster-zardmasterlep.swf</text:a></text:p>
          </table:table-cell>
          <table:table-cell table:style-name="ce22" office:value-type="string" calcext:value-type="string">
            <text:p>Uses Zardmaster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Pygmy Frogzards</text:p>
          </table:table-cell>
          <table:table-cell table:style-name="ce23" office:value-type="string" calcext:value-type="string">
            <text:p><text:a xlink:href="http://guardian.battleon.com/build30/monsters/monster-pygmyZards.swf" xlink:type="simple">http://guardian.battleon.com/build30/monsters/monster-pygmyZards.swf</text:a></text:p>
          </table:table-cell>
          <table:table-cell table:style-name="ce23" office:value-type="string" calcext:value-type="string">
            <text:p><text:a xlink:href="http://guardian.battleon.com/build30/mheads/monster-pygmyZards-head.swf" xlink:type="simple">http://guardian.battleon.com/build30/mheads/monster-pygmyZards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ommunicantZard</text:p>
          </table:table-cell>
          <table:table-cell table:style-name="ce23" office:value-type="string" calcext:value-type="string">
            <text:p><text:a xlink:href="http://guardian.battleon.com/build30/monsters/monster-ZardCommunicant-pack11.swf" xlink:type="simple">http://guardian.battleon.com/build30/monsters/monster-ZardCommunicant-pack11.swf</text:a></text:p>
          </table:table-cell>
          <table:table-cell table:style-name="ce23" office:value-type="string" calcext:value-type="string">
            <text:p><text:a xlink:href="http://guardian.battleon.com/build30/mheads/monster-rayzard-head.swf" xlink:type="simple">http://guardian.battleon.com/build30/mheads/monster-rayzard-head.swf</text:a></text:p>
          </table:table-cell>
          <table:table-cell table:style-name="ce23" office:value-type="string" calcext:value-type="string">
            <text:p><text:a xlink:href="http://guardian.battleon.com/build30/monsters/monster-ZardCommunicant2.swf" xlink:type="simple">http://guardian.battleon.com/build30/monsters/monster-ZardCommunicant2.swf</text:a></text:p>
          </table:table-cell>
          <table:table-cell table:style-name="ce23" office:value-type="string" calcext:value-type="string">
            <text:p><text:a xlink:href="http://guardian.battleon.com/build30/monsters/monster-ZardOfLight.swf" xlink:type="simple">http://guardian.battleon.com/build30/monsters/monster-ZardOfLight.swf</text:a>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-------------------------&gt;</text:p>
          </table:table-cell>
          <table:table-cell table:style-name="ce22" office:value-type="string" calcext:value-type="string">
            <text:p>Coommunicant Pack</text:p>
          </table:table-cell>
          <table:table-cell table:style-name="ce22" office:value-type="string" calcext:value-type="string">
            <text:p>The Face</text:p>
          </table:table-cell>
          <table:table-cell table:style-name="ce22" office:value-type="string" calcext:value-type="string">
            <text:p>CommunicantZard</text:p>
          </table:table-cell>
          <table:table-cell table:style-name="ce22" office:value-type="string" calcext:value-type="string">
            <text:p>Minions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rnZard</text:p>
          </table:table-cell>
          <table:table-cell table:style-name="ce23" office:value-type="string" calcext:value-type="string">
            <text:p><text:a xlink:href="http://guardian.battleon.com/build30/monsters/monster-carnaxzard.swf" xlink:type="simple">http://guardian.battleon.com/build30/monsters/monster-carnaxzard.swf</text:a></text:p>
          </table:table-cell>
          <table:table-cell table:style-name="ce23" office:value-type="string" calcext:value-type="string">
            <text:p><text:a xlink:href="http://guardian.battleon.com/build30/mheads/monster-carnax-head.swf" xlink:type="simple">http://guardian.battleon.com/build30/mheads/monster-carnax-head.swf</text:a></text:p>
          </table:table-cell>
          <table:table-cell table:style-name="ce30"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Top 20 by Rafiq &amp; Andlu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Zard X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Zard X-2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Alien 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Alien Zard Queen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Dino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Ptera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Zardosaurus Rex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TerrorZard (Old Stats)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Carn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ZardMaster (Several Versions)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Mo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Undead 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Undead Luci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Debil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Pygmy Frogzards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Auto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Jack-O-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MogZard (both genders)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Smartzard</text:p>
          </table:table-cell>
          <table:covered-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 table:number-columns-spanned="2" table:number-rows-spanned="1">
            <text:p>CommunicantZard</text:p>
          </table:table-cell>
          <table:covered-table-cell table:style-name="ce25"/>
          <table:table-cell table:number-columns-repeated="1022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_FilterDatabase" table:base-cell-address="$Weapons.$A$1" table:expression="'item/monster spreadsheet'!$a$1:$f$69"/>
        </table:named-expressions>
      </table:table>
      <table:table table:name="Monsters Balance (Incomplete)" table:style-name="ta3">
        <table:table-column table:style-name="co31" table:number-columns-repeated="3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1" table:number-columns-repeated="15" table:default-cell-style-name="Default"/>
        <table:table-column table:style-name="co24" table:number-columns-repeated="998" table:default-cell-style-name="Default"/>
        <table:table-row table:style-name="ro1">
          <table:table-cell office:value-type="string" calcext:value-type="string">
            <text:p>Frogzard</text:p>
          </table:table-cell>
          <table:table-cell office:value-type="string" calcext:value-type="string">
            <text:p>IceZard</text:p>
          </table:table-cell>
          <table:table-cell office:value-type="string" calcext:value-type="string">
            <text:p>FireZard</text:p>
          </table:table-cell>
          <table:table-cell office:value-type="string" calcext:value-type="string">
            <text:p>EnergyZard</text:p>
          </table:table-cell>
          <table:table-cell office:value-type="string" calcext:value-type="string">
            <text:p>DarkZard</text:p>
          </table:table-cell>
          <table:table-cell office:value-type="string" calcext:value-type="string">
            <text:p>TadZard</text:p>
          </table:table-cell>
          <table:table-cell office:value-type="string" calcext:value-type="string">
            <text:p>Mermazon</text:p>
          </table:table-cell>
          <table:table-cell office:value-type="string" calcext:value-type="string">
            <text:p>RayZard</text:p>
          </table:table-cell>
          <table:table-cell office:value-type="string" calcext:value-type="string">
            <text:p>Wind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MotherZard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formula="of:=([.A3]*2+[.A4])/2" office:value-type="float" office:value="3.5" calcext:value-type="float">
            <text:p>3.5</text:p>
          </table:table-cell>
          <table:table-cell table:formula="of:=([.B3]*2+[.B4])/2" office:value-type="float" office:value="3.5" calcext:value-type="float">
            <text:p>3.5</text:p>
          </table:table-cell>
          <table:table-cell table:formula="of:=([.C3]*2+[.C4])/2" office:value-type="float" office:value="3.5" calcext:value-type="float">
            <text:p>3.5</text:p>
          </table:table-cell>
          <table:table-cell table:formula="of:=([.D3]*2+[.D4])/2" office:value-type="float" office:value="3.5" calcext:value-type="float">
            <text:p>3.5</text:p>
          </table:table-cell>
          <table:table-cell table:formula="of:=([.E3]*2+[.E4])/2" office:value-type="float" office:value="4" calcext:value-type="float">
            <text:p>4</text:p>
          </table:table-cell>
          <table:table-cell table:formula="of:=([.F3]*2+[.F4])/2" office:value-type="float" office:value="5" calcext:value-type="float">
            <text:p>5</text:p>
          </table:table-cell>
          <table:table-cell table:formula="of:=([.G3]*2+[.G4])/2" office:value-type="float" office:value="4.5" calcext:value-type="float">
            <text:p>4.5</text:p>
          </table:table-cell>
          <table:table-cell table:formula="of:=([.H3]*2+[.H4])/2" office:value-type="float" office:value="5" calcext:value-type="float">
            <text:p>5</text:p>
          </table:table-cell>
          <table:table-cell table:formula="of:=([.I3]*2+[.I4])/2" office:value-type="float" office:value="5" calcext:value-type="float">
            <text:p>5</text:p>
          </table:table-cell>
          <table:table-cell table:formula="of:=([.J3]*2+[.J4])/2" office:value-type="float" office:value="7.5" calcext:value-type="float">
            <text:p>7.5</text:p>
          </table:table-cell>
          <table:table-cell table:formula="of:=([.K3]*2+[.K4])/2" office:value-type="float" office:value="9.5" calcext:value-type="float">
            <text:p>9.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Monsters Balance (Incomplete)'.H22" table:end-x="40.93pt" table:end-y="15.73pt" draw:z-index="0" draw:name="Chart 2" draw:style-name="gr1" draw:text-style-name="P1" svg:width="401.22pt" svg:height="226.46pt" svg:x="0pt" svg:y="0pt">
              <draw:object draw:notify-on-update-of-ranges="'Monsters Balance (Incomplete)'.A5:'Monsters Balance (Incomplete)'.K5 'Monsters Balance (Incomplete)'.A2:'Monsters Balance (Incomplete)'.K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itional_20_Monsters_20_with_20_Z" style:display-name="PageStyle_Additional Monsters with 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sters_20_Balance_20__28_Incomplete_29_" style:display-name="PageStyle_Monsters Balance (Incomplet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472c4" draw:fill-color="#4472c4"/>
      <style:text-properties style:text-position="0% 100%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2.7cm" svg:height="8.017cm" xlink:href=".." xlink:type="simple" chart:class="chart:scatter" chart:style-name="ch1">
        <chart:plot-area chart:style-name="ch2" table:cell-range-address="Weapons.B2:Weapons.AF2 Weapons.A19:Weapons.AF19" chart:data-source-has-labels="column" svg:x="0.254cm" svg:y="0.16cm" svg:width="12.192cm" svg:height="7.697cm">
          <chartooo:coordinate-region svg:x="0.823cm" svg:y="0.321cm" svg:width="11.304cm" svg:height="6.96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Weapons.B19:Weapons.AF19" chart:label-cell-address="Weapons.A19:Weapons.A19" chart:class="chart:scatter">
            <chart:domain table:cell-range-address="Weapons.B2:Weapons.AF2"/>
            <chart:data-point chart:repeated="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eapons.B2:Weapons.A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Total Average</text:p>
                <draw:g>
                  <svg:desc>Weapons.A19:Weapons.A19</svg:desc>
                </draw:g>
              </table:table-cell>
              <table:table-cell office:value-type="float" office:value="11">
                <text:p>11</text:p>
                <draw:g>
                  <svg:desc>Weapons.B19:Weapons.AF1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.5">
                <text:p>16.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.875">
                <text:p>21.875</text:p>
              </table:table-cell>
              <table:table-cell office:value-type="float" office:value="20.6">
                <text:p>20.6</text:p>
              </table:table-cell>
              <table:table-cell office:value-type="float" office:value="21.6">
                <text:p>21.6</text:p>
              </table:table-cell>
              <table:table-cell office:value-type="float" office:value="21.25">
                <text:p>21.25</text:p>
              </table:table-cell>
              <table:table-cell office:value-type="float" office:value="23.5">
                <text:p>23.5</text:p>
              </table:table-cell>
              <table:table-cell office:value-type="float" office:value="26.5">
                <text:p>26.5</text:p>
              </table:table-cell>
              <table:table-cell office:value-type="float" office:value="20.65">
                <text:p>20.65</text:p>
              </table:table-cell>
              <table:table-cell office:value-type="float" office:value="19.5">
                <text:p>19.5</text:p>
              </table:table-cell>
              <table:table-cell office:value-type="float" office:value="25.075">
                <text:p>25.075</text:p>
              </table:table-cell>
              <table:table-cell office:value-type="float" office:value="32">
                <text:p>32</text:p>
              </table:table-cell>
              <table:table-cell office:value-type="float" office:value="53.375">
                <text:p>53.375</text:p>
              </table:table-cell>
              <table:table-cell office:value-type="float" office:value="50.4">
                <text:p>50.4</text:p>
              </table:table-cell>
              <table:table-cell office:value-type="float" office:value="31.5">
                <text:p>31.5</text:p>
              </table:table-cell>
              <table:table-cell office:value-type="float" office:value="53">
                <text:p>53</text:p>
              </table:table-cell>
              <table:table-cell office:value-type="float" office:value="33.455">
                <text:p>33.455</text:p>
              </table:table-cell>
              <table:table-cell office:value-type="float" office:value="25">
                <text:p>25</text:p>
              </table:table-cell>
              <table:table-cell office:value-type="float" office:value="57.95">
                <text:p>57.95</text:p>
              </table:table-cell>
              <table:table-cell office:value-type="float" office:value="48">
                <text:p>48</text:p>
              </table:table-cell>
              <table:table-cell office:value-type="float" office:value="61.125">
                <text:p>61.125</text:p>
              </table:table-cell>
              <table:table-cell office:value-type="float" office:value="66.25">
                <text:p>66.2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472c4" draw:fill-color="#4472c4"/>
      <style:text-properties style:text-position="0% 100%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4472c4"/>
    </style:style>
    <style:style style:name="ch7" style:family="chart">
      <style:text-properties style:text-position="0% 100%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155cm" svg:height="7.99cm" xlink:href=".." xlink:type="simple" chart:class="chart:scatter" chart:style-name="ch1">
        <chart:plot-area chart:style-name="ch2" table:cell-range-address="'Monsters Balance (Incomplete)'.A2:'Monsters Balance (Incomplete)'.K2 'Monsters Balance (Incomplete)'.A5:'Monsters Balance (Incomplete)'.K5" svg:x="0.283cm" svg:y="0.159cm" svg:width="13.589cm" svg:height="7.672cm">
          <chartooo:coordinate-region svg:x="0.693cm" svg:y="0.319cm" svg:width="12.859cm" svg:height="6.94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Monsters Balance (Incomplete)'.A5:'Monsters Balance (Incomplete)'.K5" chart:class="chart:scatter">
            <chart:domain table:cell-range-address="'Monsters Balance (Incomplete)'.A2:'Monsters Balance (Incomplete)'.K2"/>
            <chart:regression-curve chart:style-name="ch6">
              <chart:equation chart:display-equation="false" chart:display-r-square="true" chart:style-name="ch7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Monsters Balance (Incomplete)'.A2:'Monsters Balance (Incomplete)'.K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'Monsters Balance (Incomplete)'.A5:'Monsters Balance (Incomplete)'.K5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